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3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0"/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e7" style:family="table-cell" style:parent-style-name="Normal_32_2" style:data-style-name="N0">
      <style:table-cell-properties style:vertical-align="automatic" fo:background-color="transparent" style:cell-protect="protected"/>
      <style:text-properties fo:color="#000000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1.7462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7.43479166666667cm"/>
    </style:style>
    <style:style style:name="co7" style:family="table-column">
      <style:table-column-properties fo:break-before="auto" style:column-width="2.0108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5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Label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4">
            <text:p>Block Name</text:p>
          </table:table-cell>
          <table:table-cell office:value-type="string" table:style-name="ce1">
            <text:p>Adjacent Points</text:p>
          </table:table-cell>
          <table:table-cell office:value-type="string" table:style-name="ce1">
            <text:p>RFID:Tag:ID</text:p>
          </table:table-cell>
          <table:table-cell office:value-type="string" table:style-name="ce1">
            <text:p>Point Typ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6</text:p>
          </table:table-cell>
          <table:table-cell office:value-type="float" office:value="59.3125" table:style-name="ce1">
            <text:p>59.3125</text:p>
          </table:table-cell>
          <table:table-cell office:value-type="float" office:value="54.4375" table:style-name="ce1">
            <text:p>54.4375</text:p>
          </table:table-cell>
          <table:table-cell office:value-type="string" table:style-name="ce4">
            <text:p>2-4</text:p>
          </table:table-cell>
          <table:table-cell office:value-type="string" table:style-name="ce1">
            <text:p>D7;96-A</text:p>
          </table:table-cell>
          <table:table-cell table:style-name="ce1"/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7</text:p>
          </table:table-cell>
          <table:table-cell office:value-type="float" office:value="53.4375" table:style-name="ce1">
            <text:p>53.4375</text:p>
          </table:table-cell>
          <table:table-cell office:value-type="float" office:value="56.1875" table:style-name="ce1">
            <text:p>56.1875</text:p>
          </table:table-cell>
          <table:table-cell office:value-type="string" table:style-name="ce4">
            <text:p>2-3</text:p>
          </table:table-cell>
          <table:table-cell office:value-type="string" table:style-name="ce1">
            <text:p>D6;D8</text:p>
          </table:table-cell>
          <table:table-cell table:style-name="ce1"/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8</text:p>
          </table:table-cell>
          <table:table-cell office:value-type="float" office:value="47.75" table:style-name="ce1">
            <text:p>47.75</text:p>
          </table:table-cell>
          <table:table-cell office:value-type="float" office:value="59.375" table:style-name="ce1">
            <text:p>59.375</text:p>
          </table:table-cell>
          <table:table-cell office:value-type="string" table:style-name="ce4">
            <text:p>2-3</text:p>
          </table:table-cell>
          <table:table-cell office:value-type="string" table:style-name="ce1">
            <text:p>D7;D9;FC</text:p>
          </table:table-cell>
          <table:table-cell office:value-type="string" table:style-name="ce1">
            <text:p>03:00:01:2A:3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9</text:p>
          </table:table-cell>
          <table:table-cell office:value-type="float" office:value="42.5" table:style-name="ce1">
            <text:p>42.5</text:p>
          </table:table-cell>
          <table:table-cell office:value-type="float" office:value="61.1875" table:style-name="ce1">
            <text:p>61.1875</text:p>
          </table:table-cell>
          <table:table-cell office:value-type="string" table:style-name="ce4">
            <text:p>2-1</text:p>
          </table:table-cell>
          <table:table-cell office:value-type="string" table:style-name="ce1">
            <text:p>D8;DA</text:p>
          </table:table-cell>
          <table:table-cell office:value-type="string" table:style-name="ce1">
            <text:p>03:00:03:AB:6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A</text:p>
          </table:table-cell>
          <table:table-cell office:value-type="float" office:value="36.25" table:style-name="ce1">
            <text:p>36.25</text:p>
          </table:table-cell>
          <table:table-cell office:value-type="float" office:value="61.375" table:style-name="ce1">
            <text:p>61.375</text:p>
          </table:table-cell>
          <table:table-cell office:value-type="string" table:style-name="ce4">
            <text:p>2-1</text:p>
          </table:table-cell>
          <table:table-cell office:value-type="string" table:style-name="ce1">
            <text:p>D9;DB</text:p>
          </table:table-cell>
          <table:table-cell office:value-type="string" table:style-name="ce1">
            <text:p>03:00:01:84:D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B</text:p>
          </table:table-cell>
          <table:table-cell office:value-type="float" office:value="31.1875" table:style-name="ce1">
            <text:p>31.1875</text:p>
          </table:table-cell>
          <table:table-cell office:value-type="float" office:value="59.25" table:style-name="ce1">
            <text:p>59.25</text:p>
          </table:table-cell>
          <table:table-cell office:value-type="string" table:style-name="ce4">
            <text:p>2-1</text:p>
          </table:table-cell>
          <table:table-cell office:value-type="string" table:style-name="ce1">
            <text:p>DA;DC</text:p>
          </table:table-cell>
          <table:table-cell office:value-type="string" table:style-name="ce1">
            <text:p>03:00:02:5E:C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C</text:p>
          </table:table-cell>
          <table:table-cell office:value-type="float" office:value="26.875" table:style-name="ce1">
            <text:p>26.875</text:p>
          </table:table-cell>
          <table:table-cell office:value-type="float" office:value="55.125" table:style-name="ce1">
            <text:p>55.125</text:p>
          </table:table-cell>
          <table:table-cell office:value-type="string" table:style-name="ce4">
            <text:p>2-1</text:p>
          </table:table-cell>
          <table:table-cell office:value-type="string" table:style-name="ce1">
            <text:p>DB;DD</text:p>
          </table:table-cell>
          <table:table-cell office:value-type="string" table:style-name="ce1">
            <text:p>2A:00:6D:99:B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D</text:p>
          </table:table-cell>
          <table:table-cell office:value-type="float" office:value="23.75" table:style-name="ce1">
            <text:p>23.75</text:p>
          </table:table-cell>
          <table:table-cell office:value-type="float" office:value="49.875" table:style-name="ce1">
            <text:p>49.875</text:p>
          </table:table-cell>
          <table:table-cell office:value-type="string" table:style-name="ce4">
            <text:p>2-1</text:p>
          </table:table-cell>
          <table:table-cell office:value-type="string" table:style-name="ce1">
            <text:p>DC;DE</text:p>
          </table:table-cell>
          <table:table-cell office:value-type="string" table:style-name="ce1">
            <text:p>2A:00:6D:8E:5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E</text:p>
          </table:table-cell>
          <table:table-cell office:value-type="float" office:value="20.5" table:style-name="ce1">
            <text:p>20.5</text:p>
          </table:table-cell>
          <table:table-cell office:value-type="float" office:value="44.8125" table:style-name="ce1">
            <text:p>44.8125</text:p>
          </table:table-cell>
          <table:table-cell office:value-type="string" table:style-name="ce4">
            <text:p>2-1</text:p>
          </table:table-cell>
          <table:table-cell office:value-type="string" table:style-name="ce1">
            <text:p>DD;DF</text:p>
          </table:table-cell>
          <table:table-cell office:value-type="string" table:style-name="ce1">
            <text:p>2A:00:6D:7F:3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DF</text:p>
          </table:table-cell>
          <table:table-cell office:value-type="float" office:value="17.1875" table:style-name="ce1">
            <text:p>17.1875</text:p>
          </table:table-cell>
          <table:table-cell office:value-type="float" office:value="40" table:style-name="ce1">
            <text:p>40</text:p>
          </table:table-cell>
          <table:table-cell office:value-type="string" table:style-name="ce4">
            <text:p>2-1</text:p>
          </table:table-cell>
          <table:table-cell office:value-type="string" table:style-name="ce1">
            <text:p>DE;E0</text:p>
          </table:table-cell>
          <table:table-cell office:value-type="string" table:style-name="ce1">
            <text:p>03:00:02:0E:5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0</text:p>
          </table:table-cell>
          <table:table-cell office:value-type="float" office:value="14.875" table:style-name="ce1">
            <text:p>14.875</text:p>
          </table:table-cell>
          <table:table-cell office:value-type="float" office:value="34.1875" table:style-name="ce1">
            <text:p>34.1875</text:p>
          </table:table-cell>
          <table:table-cell office:value-type="string" table:style-name="ce4">
            <text:p>2-1</text:p>
          </table:table-cell>
          <table:table-cell office:value-type="string" table:style-name="ce1">
            <text:p>DF;E1</text:p>
          </table:table-cell>
          <table:table-cell office:value-type="string" table:style-name="ce1">
            <text:p>2A:00:6D:B0:8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1</text:p>
          </table:table-cell>
          <table:table-cell office:value-type="float" office:value="14.5" table:style-name="ce1">
            <text:p>14.5</text:p>
          </table:table-cell>
          <table:table-cell office:value-type="float" office:value="28.875" table:style-name="ce1">
            <text:p>28.875</text:p>
          </table:table-cell>
          <table:table-cell office:value-type="string" table:style-name="ce4">
            <text:p>2-1</text:p>
          </table:table-cell>
          <table:table-cell office:value-type="string" table:style-name="ce1">
            <text:p>E0;E2</text:p>
          </table:table-cell>
          <table:table-cell office:value-type="string" table:style-name="ce1">
            <text:p>2A:00:6D:0A:5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2</text:p>
          </table:table-cell>
          <table:table-cell office:value-type="float" office:value="16.375" table:style-name="ce1">
            <text:p>16.375</text:p>
          </table:table-cell>
          <table:table-cell office:value-type="float" office:value="23.625" table:style-name="ce1">
            <text:p>23.625</text:p>
          </table:table-cell>
          <table:table-cell office:value-type="string" table:style-name="ce4">
            <text:p>2-1</text:p>
          </table:table-cell>
          <table:table-cell office:value-type="string" table:style-name="ce1">
            <text:p>E1;E3</text:p>
          </table:table-cell>
          <table:table-cell office:value-type="string" table:style-name="ce1">
            <text:p>03:00:03:6F:A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3</text:p>
          </table:table-cell>
          <table:table-cell office:value-type="float" office:value="20.5" table:style-name="ce1">
            <text:p>20.5</text:p>
          </table:table-cell>
          <table:table-cell office:value-type="float" office:value="19.25" table:style-name="ce1">
            <text:p>19.2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2;E4</text:p>
          </table:table-cell>
          <table:table-cell office:value-type="string" table:style-name="ce1">
            <text:p>03:00:02:69:E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4</text:p>
          </table:table-cell>
          <table:table-cell office:value-type="float" office:value="25.5" table:style-name="ce1">
            <text:p>25.5</text:p>
          </table:table-cell>
          <table:table-cell office:value-type="float" office:value="16.875" table:style-name="ce1">
            <text:p>16.87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3;E5</text:p>
          </table:table-cell>
          <table:table-cell office:value-type="string" table:style-name="ce1">
            <text:p>03:00:01:DA:7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5</text:p>
          </table:table-cell>
          <table:table-cell office:value-type="float" office:value="31.25" table:style-name="ce1">
            <text:p>31.25</text:p>
          </table:table-cell>
          <table:table-cell office:value-type="float" office:value="16.5" table:style-name="ce1">
            <text:p>16.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4;E6</text:p>
          </table:table-cell>
          <table:table-cell office:value-type="string" table:style-name="ce1">
            <text:p>03:00:01:38:3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6</text:p>
          </table:table-cell>
          <table:table-cell office:value-type="float" office:value="36.875" table:style-name="ce1">
            <text:p>36.875</text:p>
          </table:table-cell>
          <table:table-cell office:value-type="float" office:value="18.3125" table:style-name="ce1">
            <text:p>18.312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5;E7</text:p>
          </table:table-cell>
          <table:table-cell office:value-type="string" table:style-name="ce1">
            <text:p>03:00:00:90:7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7</text:p>
          </table:table-cell>
          <table:table-cell office:value-type="float" office:value="41.25" table:style-name="ce1">
            <text:p>41.25</text:p>
          </table:table-cell>
          <table:table-cell office:value-type="float" office:value="22.5" table:style-name="ce1">
            <text:p>22.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6;OE8</text:p>
          </table:table-cell>
          <table:table-cell office:value-type="string" table:style-name="ce1">
            <text:p>03:00:02:14:4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OE8</text:p>
          </table:table-cell>
          <table:table-cell office:value-type="float" office:value="43.625" table:style-name="ce1">
            <text:p>43.625</text:p>
          </table:table-cell>
          <table:table-cell office:value-type="float" office:value="27.125" table:style-name="ce1">
            <text:p>27.12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7;E8</text:p>
          </table:table-cell>
          <table:table-cell table:style-name="ce1"/>
          <table:table-cell office:value-type="string" table:style-name="ce1">
            <text:p>Orientatio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8</text:p>
          </table:table-cell>
          <table:table-cell office:value-type="float" office:value="44" table:style-name="ce1">
            <text:p>44</text:p>
          </table:table-cell>
          <table:table-cell office:value-type="float" office:value="27.875" table:style-name="ce1">
            <text:p>27.87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OE8;E9</text:p>
          </table:table-cell>
          <table:table-cell office:value-type="string" table:style-name="ce1">
            <text:p>03:00:00:97:D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9</text:p>
          </table:table-cell>
          <table:table-cell office:value-type="float" office:value="44.1875" table:style-name="ce1">
            <text:p>44.1875</text:p>
          </table:table-cell>
          <table:table-cell office:value-type="float" office:value="33.5" table:style-name="ce1">
            <text:p>33.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8; EA</text:p>
          </table:table-cell>
          <table:table-cell office:value-type="string" table:style-name="ce1">
            <text:p>03:00:01:6A:C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A</text:p>
          </table:table-cell>
          <table:table-cell office:value-type="float" office:value="42.25" table:style-name="ce1">
            <text:p>42.25</text:p>
          </table:table-cell>
          <table:table-cell office:value-type="float" office:value="39.125" table:style-name="ce1">
            <text:p>39.12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9;EB</text:p>
          </table:table-cell>
          <table:table-cell office:value-type="string" table:style-name="ce1">
            <text:p>03:00:00:7A:B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B</text:p>
          </table:table-cell>
          <table:table-cell office:value-type="float" office:value="38.1875" table:style-name="ce1">
            <text:p>38.1875</text:p>
          </table:table-cell>
          <table:table-cell office:value-type="float" office:value="43.375" table:style-name="ce1">
            <text:p>43.37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A;EC</text:p>
          </table:table-cell>
          <table:table-cell office:value-type="string" table:style-name="ce1">
            <text:p>03:00:02:D9:3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C</text:p>
          </table:table-cell>
          <table:table-cell office:value-type="float" office:value="33.375" table:style-name="ce1">
            <text:p>33.375</text:p>
          </table:table-cell>
          <table:table-cell office:value-type="float" office:value="46.625" table:style-name="ce1">
            <text:p>46.62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B;ED</text:p>
          </table:table-cell>
          <table:table-cell office:value-type="string" table:style-name="ce1">
            <text:p>03:00:01:89:1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D</text:p>
          </table:table-cell>
          <table:table-cell office:value-type="float" office:value="28.5" table:style-name="ce1">
            <text:p>28.5</text:p>
          </table:table-cell>
          <table:table-cell office:value-type="float" office:value="50" table:style-name="ce1">
            <text:p>50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C;EE</text:p>
          </table:table-cell>
          <table:table-cell office:value-type="string" table:style-name="ce1">
            <text:p>03:00:01:5D:E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E</text:p>
          </table:table-cell>
          <table:table-cell office:value-type="float" office:value="23.5" table:style-name="ce1">
            <text:p>23.5</text:p>
          </table:table-cell>
          <table:table-cell office:value-type="float" office:value="53.1875" table:style-name="ce1">
            <text:p>53.187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D;EF</text:p>
          </table:table-cell>
          <table:table-cell office:value-type="string" table:style-name="ce1">
            <text:p>03:00:01:2C:5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EF</text:p>
          </table:table-cell>
          <table:table-cell office:value-type="float" office:value="18.625" table:style-name="ce1">
            <text:p>18.625</text:p>
          </table:table-cell>
          <table:table-cell office:value-type="float" office:value="56.75" table:style-name="ce1">
            <text:p>56.7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E;F0</text:p>
          </table:table-cell>
          <table:table-cell office:value-type="string" table:style-name="ce1">
            <text:p>03:00:01:93:8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0</text:p>
          </table:table-cell>
          <table:table-cell office:value-type="float" office:value="13.875" table:style-name="ce1">
            <text:p>13.875</text:p>
          </table:table-cell>
          <table:table-cell office:value-type="float" office:value="60.3125" table:style-name="ce1">
            <text:p>60.3125</text:p>
          </table:table-cell>
          <table:table-cell office:value-type="string" table:style-name="ce4">
            <text:p>1-1</text:p>
          </table:table-cell>
          <table:table-cell office:value-type="string" table:style-name="ce1">
            <text:p>EF;F1</text:p>
          </table:table-cell>
          <table:table-cell office:value-type="string" table:style-name="ce1">
            <text:p>03:00:00:62:6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1</text:p>
          </table:table-cell>
          <table:table-cell office:value-type="float" office:value="10.25" table:style-name="ce1">
            <text:p>10.25</text:p>
          </table:table-cell>
          <table:table-cell office:value-type="float" office:value="65.4375" table:style-name="ce1">
            <text:p>65.4375</text:p>
          </table:table-cell>
          <table:table-cell office:value-type="string" table:style-name="ce4">
            <text:p>2-2</text:p>
          </table:table-cell>
          <table:table-cell office:value-type="string" table:style-name="ce1">
            <text:p>F0;F2</text:p>
          </table:table-cell>
          <table:table-cell office:value-type="string" table:style-name="ce1">
            <text:p>03:00:02:C1:1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2</text:p>
          </table:table-cell>
          <table:table-cell office:value-type="float" office:value="8.5625" table:style-name="ce1">
            <text:p>8.5625</text:p>
          </table:table-cell>
          <table:table-cell office:value-type="float" office:value="70.625" table:style-name="ce1">
            <text:p>70.625</text:p>
          </table:table-cell>
          <table:table-cell office:value-type="string" table:style-name="ce4">
            <text:p>2-2</text:p>
          </table:table-cell>
          <table:table-cell office:value-type="string" table:style-name="ce1">
            <text:p>F1;F3</text:p>
          </table:table-cell>
          <table:table-cell office:value-type="string" table:style-name="ce1">
            <text:p>2A:00:6D:6B:F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3</text:p>
          </table:table-cell>
          <table:table-cell office:value-type="float" office:value="9.4375" table:style-name="ce1">
            <text:p>9.4375</text:p>
          </table:table-cell>
          <table:table-cell office:value-type="float" office:value="76.375" table:style-name="ce1">
            <text:p>76.375</text:p>
          </table:table-cell>
          <table:table-cell office:value-type="string" table:style-name="ce4">
            <text:p>2-2</text:p>
          </table:table-cell>
          <table:table-cell office:value-type="string" table:style-name="ce1">
            <text:p>F2;F4</text:p>
          </table:table-cell>
          <table:table-cell office:value-type="string" table:style-name="ce1">
            <text:p>03:00:00:94:E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4</text:p>
          </table:table-cell>
          <table:table-cell office:value-type="float" office:value="12.625" table:style-name="ce1">
            <text:p>12.625</text:p>
          </table:table-cell>
          <table:table-cell office:value-type="float" office:value="81.75" table:style-name="ce1">
            <text:p>81.75</text:p>
          </table:table-cell>
          <table:table-cell office:value-type="string" table:style-name="ce4">
            <text:p>2-2</text:p>
          </table:table-cell>
          <table:table-cell office:value-type="string" table:style-name="ce1">
            <text:p>F3;F5</text:p>
          </table:table-cell>
          <table:table-cell office:value-type="string" table:style-name="ce1">
            <text:p>03:00:03:9B:E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5</text:p>
          </table:table-cell>
          <table:table-cell office:value-type="float" office:value="17.375" table:style-name="ce1">
            <text:p>17.375</text:p>
          </table:table-cell>
          <table:table-cell office:value-type="float" office:value="85.0625" table:style-name="ce1">
            <text:p>85.0625</text:p>
          </table:table-cell>
          <table:table-cell office:value-type="string" table:style-name="ce4">
            <text:p>2-2</text:p>
          </table:table-cell>
          <table:table-cell office:value-type="string" table:style-name="ce1">
            <text:p>F4;F6</text:p>
          </table:table-cell>
          <table:table-cell office:value-type="string" table:style-name="ce1">
            <text:p>03:00:02:2A:B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6</text:p>
          </table:table-cell>
          <table:table-cell office:value-type="float" office:value="23" table:style-name="ce1">
            <text:p>23</text:p>
          </table:table-cell>
          <table:table-cell office:value-type="float" office:value="86.75" table:style-name="ce1">
            <text:p>86.75</text:p>
          </table:table-cell>
          <table:table-cell office:value-type="string" table:style-name="ce4">
            <text:p>2-2</text:p>
          </table:table-cell>
          <table:table-cell office:value-type="string" table:style-name="ce1">
            <text:p>F5;F7</text:p>
          </table:table-cell>
          <table:table-cell office:value-type="string" table:style-name="ce1">
            <text:p>03:00:01:E3:4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7</text:p>
          </table:table-cell>
          <table:table-cell office:value-type="float" office:value="28.875" table:style-name="ce1">
            <text:p>28.875</text:p>
          </table:table-cell>
          <table:table-cell office:value-type="float" office:value="86.25" table:style-name="ce1">
            <text:p>86.25</text:p>
          </table:table-cell>
          <table:table-cell office:value-type="string" table:style-name="ce4">
            <text:p>2-2</text:p>
          </table:table-cell>
          <table:table-cell office:value-type="string" table:style-name="ce1">
            <text:p>F6;F8</text:p>
          </table:table-cell>
          <table:table-cell office:value-type="string" table:style-name="ce1">
            <text:p>03:00:02:9C:D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8</text:p>
          </table:table-cell>
          <table:table-cell office:value-type="float" office:value="33.875" table:style-name="ce1">
            <text:p>33.875</text:p>
          </table:table-cell>
          <table:table-cell office:value-type="float" office:value="83.25" table:style-name="ce1">
            <text:p>83.25</text:p>
          </table:table-cell>
          <table:table-cell office:value-type="string" table:style-name="ce4">
            <text:p>2-2</text:p>
          </table:table-cell>
          <table:table-cell office:value-type="string" table:style-name="ce1">
            <text:p>F7;F9</text:p>
          </table:table-cell>
          <table:table-cell office:value-type="string" table:style-name="ce1">
            <text:p>03:00:01:9C:B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9</text:p>
          </table:table-cell>
          <table:table-cell office:value-type="float" office:value="37.625" table:style-name="ce1">
            <text:p>37.625</text:p>
          </table:table-cell>
          <table:table-cell office:value-type="float" office:value="78.5" table:style-name="ce1">
            <text:p>78.5</text:p>
          </table:table-cell>
          <table:table-cell office:value-type="string" table:style-name="ce4">
            <text:p>2-2</text:p>
          </table:table-cell>
          <table:table-cell office:value-type="string" table:style-name="ce1">
            <text:p>F8;FA</text:p>
          </table:table-cell>
          <table:table-cell office:value-type="string" table:style-name="ce1">
            <text:p>03:00:03:03:A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A</text:p>
          </table:table-cell>
          <table:table-cell office:value-type="float" office:value="39.125" table:style-name="ce1">
            <text:p>39.125</text:p>
          </table:table-cell>
          <table:table-cell office:value-type="float" office:value="73.125" table:style-name="ce1">
            <text:p>73.125</text:p>
          </table:table-cell>
          <table:table-cell office:value-type="string" table:style-name="ce4">
            <text:p>2-2</text:p>
          </table:table-cell>
          <table:table-cell office:value-type="string" table:style-name="ce1">
            <text:p>F9;FB</text:p>
          </table:table-cell>
          <table:table-cell office:value-type="string" table:style-name="ce1">
            <text:p>03:00:00:78:0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B</text:p>
          </table:table-cell>
          <table:table-cell office:value-type="float" office:value="40.875" table:style-name="ce1">
            <text:p>40.875</text:p>
          </table:table-cell>
          <table:table-cell office:value-type="float" office:value="67.625" table:style-name="ce1">
            <text:p>67.625</text:p>
          </table:table-cell>
          <table:table-cell office:value-type="string" table:style-name="ce4">
            <text:p>2-2</text:p>
          </table:table-cell>
          <table:table-cell office:value-type="string" table:style-name="ce1">
            <text:p>FA;FC</text:p>
          </table:table-cell>
          <table:table-cell office:value-type="string" table:style-name="ce1">
            <text:p>03:00:00:5D:6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C</text:p>
          </table:table-cell>
          <table:table-cell office:value-type="float" office:value="44.375" table:style-name="ce1">
            <text:p>44.375</text:p>
          </table:table-cell>
          <table:table-cell office:value-type="float" office:value="62.75" table:style-name="ce1">
            <text:p>62.75</text:p>
          </table:table-cell>
          <table:table-cell office:value-type="string" table:style-name="ce4">
            <text:p>2-2</text:p>
          </table:table-cell>
          <table:table-cell office:value-type="string" table:style-name="ce1">
            <text:p>FB;D8</text:p>
          </table:table-cell>
          <table:table-cell office:value-type="string" table:style-name="ce1">
            <text:p>03:00:00:89:1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D</text:p>
          </table:table-cell>
          <table:table-cell office:value-type="float" office:value="71" table:style-name="ce1">
            <text:p>71</text:p>
          </table:table-cell>
          <table:table-cell office:value-type="float" office:value="54.375" table:style-name="ce1">
            <text:p>54.375</text:p>
          </table:table-cell>
          <table:table-cell office:value-type="string" table:style-name="ce4">
            <text:p>2-5</text:p>
          </table:table-cell>
          <table:table-cell office:value-type="string" table:style-name="ce1">
            <text:p>96-A;FF</text:p>
          </table:table-cell>
          <table:table-cell table:style-name="ce1"/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FF</text:p>
          </table:table-cell>
          <table:table-cell office:value-type="float" office:value="81.911000000000001" table:style-name="ce1">
            <text:p>81.911</text:p>
          </table:table-cell>
          <table:table-cell office:value-type="float" office:value="55.529000000000003" table:style-name="ce1">
            <text:p>55.529</text:p>
          </table:table-cell>
          <table:table-cell office:value-type="string" table:style-name="ce4">
            <text:p>2-5</text:p>
          </table:table-cell>
          <table:table-cell office:value-type="string" table:style-name="ce1">
            <text:p>FD;101</text:p>
          </table:table-cell>
          <table:table-cell table:style-name="ce1"/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93.552000000000007" table:style-name="ce1">
            <text:p>93.552</text:p>
          </table:table-cell>
          <table:table-cell office:value-type="float" office:value="54.774000000000001" table:style-name="ce1">
            <text:p>54.774</text:p>
          </table:table-cell>
          <table:table-cell office:value-type="string" table:style-name="ce4">
            <text:p>2-7</text:p>
          </table:table-cell>
          <table:table-cell office:value-type="string" table:style-name="ce1">
            <text:p>FF;103</text:p>
          </table:table-cell>
          <table:table-cell office:value-type="string" table:style-name="ce7">
            <text:p>2A:00:6D:17:4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105.129" table:style-name="ce1">
            <text:p>105.129</text:p>
          </table:table-cell>
          <table:table-cell office:value-type="float" office:value="54.841000000000001" table:style-name="ce1">
            <text:p>54.841</text:p>
          </table:table-cell>
          <table:table-cell office:value-type="string" table:style-name="ce4">
            <text:p>2-9</text:p>
          </table:table-cell>
          <table:table-cell office:value-type="string" table:style-name="ce1">
            <text:p>101;105</text:p>
          </table:table-cell>
          <table:table-cell office:value-type="string" table:style-name="ce7">
            <text:p>2A:00:6D:5B:6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float" office:value="79.965999999999994" table:style-name="ce1">
            <text:p>79.966</text:p>
          </table:table-cell>
          <table:table-cell office:value-type="float" office:value="55.22" table:style-name="ce1">
            <text:p>55.22</text:p>
          </table:table-cell>
          <table:table-cell office:value-type="string" table:style-name="ce4">
            <text:p>2-11</text:p>
          </table:table-cell>
          <table:table-cell office:value-type="string" table:style-name="ce1">
            <text:p>103;107</text:p>
          </table:table-cell>
          <table:table-cell office:value-type="string" table:style-name="ce7">
            <text:p>2A:00:6D:5D:9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float" office:value="128.99700000000001" table:style-name="ce1">
            <text:p>128.997</text:p>
          </table:table-cell>
          <table:table-cell office:value-type="float" office:value="55.273000000000003" table:style-name="ce1">
            <text:p>55.273</text:p>
          </table:table-cell>
          <table:table-cell office:value-type="string" table:style-name="ce4">
            <text:p>2-11</text:p>
          </table:table-cell>
          <table:table-cell office:value-type="string" table:style-name="ce1">
            <text:p>105;109</text:p>
          </table:table-cell>
          <table:table-cell office:value-type="string" table:style-name="ce7">
            <text:p>2A:00:6D:5D:C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float" office:value="140.64400000000001" table:style-name="ce1">
            <text:p>140.644</text:p>
          </table:table-cell>
          <table:table-cell office:value-type="float" office:value="55.204999999999998" table:style-name="ce1">
            <text:p>55.205</text:p>
          </table:table-cell>
          <table:table-cell office:value-type="string" table:style-name="ce4">
            <text:p>2-12</text:p>
          </table:table-cell>
          <table:table-cell office:value-type="string" table:style-name="ce1">
            <text:p>107;10B-A</text:p>
          </table:table-cell>
          <table:table-cell office:value-type="string" table:style-name="ce7">
            <text:p>2A:00:6D:24:C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B-A</text:p>
          </table:table-cell>
          <table:table-cell office:value-type="float" office:value="151.99" table:style-name="ce1">
            <text:p>151.99</text:p>
          </table:table-cell>
          <table:table-cell office:value-type="float" office:value="54.999000000000002" table:style-name="ce1">
            <text:p>54.999</text:p>
          </table:table-cell>
          <table:table-cell office:value-type="string" table:style-name="ce4">
            <text:p>2-13</text:p>
          </table:table-cell>
          <table:table-cell office:value-type="string" table:style-name="ce1">
            <text:p>109;10D</text:p>
          </table:table-cell>
          <table:table-cell office:value-type="string" table:style-name="ce7">
            <text:p>2A:00:6D:8A:5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B-B</text:p>
          </table:table-cell>
          <table:table-cell office:value-type="float" office:value="151.99" table:style-name="ce1">
            <text:p>151.99</text:p>
          </table:table-cell>
          <table:table-cell office:value-type="float" office:value="54.999000000000002" table:style-name="ce1">
            <text:p>54.999</text:p>
          </table:table-cell>
          <table:table-cell office:value-type="string" table:style-name="ce4">
            <text:p>U-6;5-4</text:p>
          </table:table-cell>
          <table:table-cell office:value-type="string" table:style-name="ce1">
            <text:p>A6;A8</text:p>
          </table:table-cell>
          <table:table-cell office:value-type="string" table:style-name="ce7">
            <text:p>2A:00:6D:9A:7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D</text:p>
          </table:table-cell>
          <table:table-cell office:value-type="float" office:value="163.33000000000001" table:style-name="ce1">
            <text:p>163.33</text:p>
          </table:table-cell>
          <table:table-cell office:value-type="float" office:value="56.774999999999999" table:style-name="ce1">
            <text:p>56.775</text:p>
          </table:table-cell>
          <table:table-cell office:value-type="string" table:style-name="ce4">
            <text:p>2-14</text:p>
          </table:table-cell>
          <table:table-cell office:value-type="string" table:style-name="ce1">
            <text:p>10B-A;10F;131</text:p>
          </table:table-cell>
          <table:table-cell office:value-type="string" table:style-name="ce7">
            <text:p>2A:00:6D:1D:3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0F</text:p>
          </table:table-cell>
          <table:table-cell office:value-type="float" office:value="174.964" table:style-name="ce1">
            <text:p>174.964</text:p>
          </table:table-cell>
          <table:table-cell office:value-type="float" office:value="61.703000000000003" table:style-name="ce1">
            <text:p>61.703</text:p>
          </table:table-cell>
          <table:table-cell office:value-type="string" table:style-name="ce4">
            <text:p>2-16</text:p>
          </table:table-cell>
          <table:table-cell office:value-type="string" table:style-name="ce1">
            <text:p>10D;111</text:p>
          </table:table-cell>
          <table:table-cell office:value-type="string" table:style-name="ce7">
            <text:p>2A:00:6D:68:A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float" office:value="186.52600000000001" table:style-name="ce1">
            <text:p>186.526</text:p>
          </table:table-cell>
          <table:table-cell office:value-type="float" office:value="59.28" table:style-name="ce1">
            <text:p>59.28</text:p>
          </table:table-cell>
          <table:table-cell office:value-type="string" table:style-name="ce4">
            <text:p>2-16</text:p>
          </table:table-cell>
          <table:table-cell office:value-type="string" table:style-name="ce1">
            <text:p>10F;113</text:p>
          </table:table-cell>
          <table:table-cell office:value-type="string" table:style-name="ce7">
            <text:p>2A:00:6D:BC:9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float" office:value="193.917" table:style-name="ce1">
            <text:p>193.917</text:p>
          </table:table-cell>
          <table:table-cell office:value-type="float" office:value="50.158999999999999" table:style-name="ce1">
            <text:p>50.159</text:p>
          </table:table-cell>
          <table:table-cell office:value-type="string" table:style-name="ce4">
            <text:p>2-16</text:p>
          </table:table-cell>
          <table:table-cell office:value-type="string" table:style-name="ce1">
            <text:p>111;115</text:p>
          </table:table-cell>
          <table:table-cell office:value-type="string" table:style-name="ce7">
            <text:p>2A:00:6D:5E:9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float" office:value="200.57" table:style-name="ce1">
            <text:p>200.57</text:p>
          </table:table-cell>
          <table:table-cell office:value-type="float" office:value="40.073" table:style-name="ce1">
            <text:p>40.073</text:p>
          </table:table-cell>
          <table:table-cell office:value-type="string" table:style-name="ce4">
            <text:p>2-16</text:p>
          </table:table-cell>
          <table:table-cell office:value-type="string" table:style-name="ce1">
            <text:p>113;117</text:p>
          </table:table-cell>
          <table:table-cell office:value-type="string" table:style-name="ce7">
            <text:p>2A:00:6D:91:D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float" office:value="202.297" table:style-name="ce1">
            <text:p>202.297</text:p>
          </table:table-cell>
          <table:table-cell office:value-type="float" office:value="28.786000000000001" table:style-name="ce1">
            <text:p>28.786</text:p>
          </table:table-cell>
          <table:table-cell office:value-type="string" table:style-name="ce4">
            <text:p>2-16</text:p>
          </table:table-cell>
          <table:table-cell office:value-type="string" table:style-name="ce1">
            <text:p>115;119</text:p>
          </table:table-cell>
          <table:table-cell office:value-type="string" table:style-name="ce7">
            <text:p>2A:00:6D:38:5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float" office:value="195.77" table:style-name="ce1">
            <text:p>195.77</text:p>
          </table:table-cell>
          <table:table-cell office:value-type="float" office:value="19.491" table:style-name="ce1">
            <text:p>19.491</text:p>
          </table:table-cell>
          <table:table-cell office:value-type="string" table:style-name="ce4">
            <text:p>1-2</text:p>
          </table:table-cell>
          <table:table-cell office:value-type="string" table:style-name="ce1">
            <text:p>117;11B</text:p>
          </table:table-cell>
          <table:table-cell office:value-type="string" table:style-name="ce7">
            <text:p>2A:00:6D:3E:C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B</text:p>
          </table:table-cell>
          <table:table-cell office:value-type="float" office:value="184.15899999999999" table:style-name="ce1">
            <text:p>184.159</text:p>
          </table:table-cell>
          <table:table-cell office:value-type="float" office:value="17.68" table:style-name="ce1">
            <text:p>17.68</text:p>
          </table:table-cell>
          <table:table-cell office:value-type="string" table:style-name="ce4">
            <text:p>1-2</text:p>
          </table:table-cell>
          <table:table-cell office:value-type="string" table:style-name="ce1">
            <text:p>119;11D</text:p>
          </table:table-cell>
          <table:table-cell office:value-type="string" table:style-name="ce7">
            <text:p>2A:00:6D:3B:6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D</text:p>
          </table:table-cell>
          <table:table-cell office:value-type="float" office:value="174.857" table:style-name="ce1">
            <text:p>174.857</text:p>
          </table:table-cell>
          <table:table-cell office:value-type="float" office:value="24.364999999999998" table:style-name="ce1">
            <text:p>24.365</text:p>
          </table:table-cell>
          <table:table-cell office:value-type="string" table:style-name="ce4">
            <text:p>1-2</text:p>
          </table:table-cell>
          <table:table-cell office:value-type="string" table:style-name="ce1">
            <text:p>11B;11F</text:p>
          </table:table-cell>
          <table:table-cell office:value-type="string" table:style-name="ce7">
            <text:p>2A:00:6D:36:F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1F</text:p>
          </table:table-cell>
          <table:table-cell office:value-type="float" office:value="173.37200000000001" table:style-name="ce1">
            <text:p>173.372</text:p>
          </table:table-cell>
          <table:table-cell office:value-type="float" office:value="35.466000000000001" table:style-name="ce1">
            <text:p>35.466</text:p>
          </table:table-cell>
          <table:table-cell office:value-type="string" table:style-name="ce4">
            <text:p>1-2</text:p>
          </table:table-cell>
          <table:table-cell office:value-type="string" table:style-name="ce1">
            <text:p>11D;121</text:p>
          </table:table-cell>
          <table:table-cell office:value-type="string" table:style-name="ce7">
            <text:p>2A:00:6D:C2:2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float" office:value="179.571" table:style-name="ce1">
            <text:p>179.571</text:p>
          </table:table-cell>
          <table:table-cell office:value-type="float" office:value="44.920999999999999" table:style-name="ce1">
            <text:p>44.921</text:p>
          </table:table-cell>
          <table:table-cell office:value-type="string" table:style-name="ce4">
            <text:p>1-2</text:p>
          </table:table-cell>
          <table:table-cell office:value-type="string" table:style-name="ce1">
            <text:p>11F;123</text:p>
          </table:table-cell>
          <table:table-cell office:value-type="string" table:style-name="ce7">
            <text:p>2A:00:6D:5C:3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float" office:value="189.64099999999999" table:style-name="ce1">
            <text:p>189.641</text:p>
          </table:table-cell>
          <table:table-cell office:value-type="float" office:value="51.427" table:style-name="ce1">
            <text:p>51.427</text:p>
          </table:table-cell>
          <table:table-cell office:value-type="string" table:style-name="ce4">
            <text:p>1-2</text:p>
          </table:table-cell>
          <table:table-cell office:value-type="string" table:style-name="ce1">
            <text:p>121;125</text:p>
          </table:table-cell>
          <table:table-cell office:value-type="string" table:style-name="ce7">
            <text:p>2A:00:6D:07:0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199.292" table:style-name="ce1">
            <text:p>199.292</text:p>
          </table:table-cell>
          <table:table-cell office:value-type="float" office:value="57.841000000000001" table:style-name="ce1">
            <text:p>57.841</text:p>
          </table:table-cell>
          <table:table-cell office:value-type="string" table:style-name="ce4">
            <text:p>1-2</text:p>
          </table:table-cell>
          <table:table-cell office:value-type="string" table:style-name="ce1">
            <text:p>123;127</text:p>
          </table:table-cell>
          <table:table-cell office:value-type="string" table:style-name="ce1">
            <text:p>2A:00:6D:12:4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206.89699999999999" table:style-name="ce1">
            <text:p>206.897</text:p>
          </table:table-cell>
          <table:table-cell office:value-type="float" office:value="66.391999999999996" table:style-name="ce1">
            <text:p>66.392</text:p>
          </table:table-cell>
          <table:table-cell office:value-type="string" table:style-name="ce4">
            <text:p>2-15</text:p>
          </table:table-cell>
          <table:table-cell office:value-type="string" table:style-name="ce1">
            <text:p>125;129</text:p>
          </table:table-cell>
          <table:table-cell office:value-type="string" table:style-name="ce1">
            <text:p>2A:00:6D:B3:D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float" office:value="206.04499999999999" table:style-name="ce1">
            <text:p>206.045</text:p>
          </table:table-cell>
          <table:table-cell office:value-type="float" office:value="77.849999999999994" table:style-name="ce1">
            <text:p>77.85</text:p>
          </table:table-cell>
          <table:table-cell office:value-type="string" table:style-name="ce4">
            <text:p>2-15</text:p>
          </table:table-cell>
          <table:table-cell office:value-type="string" table:style-name="ce1">
            <text:p>127;12B</text:p>
          </table:table-cell>
          <table:table-cell office:value-type="string" table:style-name="ce1">
            <text:p>2A:00:6D:45:A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B</text:p>
          </table:table-cell>
          <table:table-cell office:value-type="float" office:value="197.02500000000001" table:style-name="ce1">
            <text:p>197.025</text:p>
          </table:table-cell>
          <table:table-cell office:value-type="float" office:value="85.08" table:style-name="ce1">
            <text:p>85.08</text:p>
          </table:table-cell>
          <table:table-cell office:value-type="string" table:style-name="ce4">
            <text:p>2-15</text:p>
          </table:table-cell>
          <table:table-cell office:value-type="string" table:style-name="ce1">
            <text:p>129;12D</text:p>
          </table:table-cell>
          <table:table-cell office:value-type="string" table:style-name="ce1">
            <text:p>2A:00:6D:8E:B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D</text:p>
          </table:table-cell>
          <table:table-cell office:value-type="float" office:value="185.745" table:style-name="ce1">
            <text:p>185.745</text:p>
          </table:table-cell>
          <table:table-cell office:value-type="float" office:value="83.781000000000006" table:style-name="ce1">
            <text:p>83.781</text:p>
          </table:table-cell>
          <table:table-cell office:value-type="string" table:style-name="ce4">
            <text:p>2-15</text:p>
          </table:table-cell>
          <table:table-cell office:value-type="string" table:style-name="ce1">
            <text:p>12B;12F</text:p>
          </table:table-cell>
          <table:table-cell office:value-type="string" table:style-name="ce1">
            <text:p>2A:00:6D:9B:D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2F</text:p>
          </table:table-cell>
          <table:table-cell office:value-type="float" office:value="179.023" table:style-name="ce1">
            <text:p>179.023</text:p>
          </table:table-cell>
          <table:table-cell office:value-type="float" office:value="74.391999999999996" table:style-name="ce1">
            <text:p>74.392</text:p>
          </table:table-cell>
          <table:table-cell office:value-type="string" table:style-name="ce4">
            <text:p>2-15</text:p>
          </table:table-cell>
          <table:table-cell office:value-type="string" table:style-name="ce1">
            <text:p>12D;131</text:p>
          </table:table-cell>
          <table:table-cell office:value-type="string" table:style-name="ce1">
            <text:p>2A:00:6D:23:8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174.06200000000001" table:style-name="ce1">
            <text:p>174.062</text:p>
          </table:table-cell>
          <table:table-cell office:value-type="float" office:value="64.186999999999998" table:style-name="ce1">
            <text:p>64.187</text:p>
          </table:table-cell>
          <table:table-cell office:value-type="string" table:style-name="ce4">
            <text:p>2-15</text:p>
          </table:table-cell>
          <table:table-cell office:value-type="string" table:style-name="ce1">
            <text:p>12F;10D</text:p>
          </table:table-cell>
          <table:table-cell office:value-type="string" table:style-name="ce1">
            <text:p>2A:00:6D:9A:E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2.7972999999999999" table:style-name="ce1">
            <text:p>2.7973</text:p>
          </table:table-cell>
          <table:table-cell office:value-type="float" office:value="46.251100000000001" table:style-name="ce1">
            <text:p>46.2511</text:p>
          </table:table-cell>
          <table:table-cell office:value-type="string" table:style-name="ce4">
            <text:p>U-48;4-13</text:p>
          </table:table-cell>
          <table:table-cell office:value-type="string" table:style-name="ce1">
            <text:p>7F;82</text:p>
          </table:table-cell>
          <table:table-cell office:value-type="string" table:style-name="ce1">
            <text:p>2A:00:6D:8C:D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2.5779000000000001" table:style-name="ce1">
            <text:p>2.5779</text:p>
          </table:table-cell>
          <table:table-cell office:value-type="float" office:value="33.065100000000001" table:style-name="ce1">
            <text:p>33.0651</text:p>
          </table:table-cell>
          <table:table-cell office:value-type="string" table:style-name="ce4">
            <text:p>U-48;4-13</text:p>
          </table:table-cell>
          <table:table-cell office:value-type="string" table:style-name="ce1">
            <text:p>80;84</text:p>
          </table:table-cell>
          <table:table-cell office:value-type="string" table:style-name="ce1">
            <text:p>2A:00:6D:A3:8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3.1271" table:style-name="ce1">
            <text:p>3.1271</text:p>
          </table:table-cell>
          <table:table-cell office:value-type="float" office:value="22.034700000000001" table:style-name="ce1">
            <text:p>22.0347</text:p>
          </table:table-cell>
          <table:table-cell office:value-type="string" table:style-name="ce4">
            <text:p>U-48;4-13</text:p>
          </table:table-cell>
          <table:table-cell office:value-type="string" table:style-name="ce1">
            <text:p>82;86</text:p>
          </table:table-cell>
          <table:table-cell office:value-type="string" table:style-name="ce1">
            <text:p>2A:00:6D:53:5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8.0897000000000006" table:style-name="ce1">
            <text:p>8.0897</text:p>
          </table:table-cell>
          <table:table-cell office:value-type="float" office:value="11.7546" table:style-name="ce1">
            <text:p>11.7546</text:p>
          </table:table-cell>
          <table:table-cell office:value-type="string" table:style-name="ce4">
            <text:p>U-53;1-11</text:p>
          </table:table-cell>
          <table:table-cell office:value-type="string" table:style-name="ce1">
            <text:p>84;88</text:p>
          </table:table-cell>
          <table:table-cell office:value-type="string" table:style-name="ce1">
            <text:p>2A:00:6D:B1:9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17.749199999999998" table:style-name="ce1">
            <text:p>17.7492</text:p>
          </table:table-cell>
          <table:table-cell office:value-type="float" office:value="4.1845999999999997" table:style-name="ce1">
            <text:p>4.1846</text:p>
          </table:table-cell>
          <table:table-cell office:value-type="string" table:style-name="ce4">
            <text:p>U-53;1-11</text:p>
          </table:table-cell>
          <table:table-cell office:value-type="string" table:style-name="ce1">
            <text:p>86;8A</text:p>
          </table:table-cell>
          <table:table-cell office:value-type="string" table:style-name="ce1">
            <text:p>2A:00:6D:AD:A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8A</text:p>
          </table:table-cell>
          <table:table-cell office:value-type="float" office:value="29.531199999999998" table:style-name="ce1">
            <text:p>29.5312</text:p>
          </table:table-cell>
          <table:table-cell office:value-type="float" office:value="4.2259000000000002" table:style-name="ce1">
            <text:p>4.2259</text:p>
          </table:table-cell>
          <table:table-cell office:value-type="string" table:style-name="ce4">
            <text:p>U-53;1-11</text:p>
          </table:table-cell>
          <table:table-cell office:value-type="string" table:style-name="ce1">
            <text:p>88;8C</text:p>
          </table:table-cell>
          <table:table-cell office:value-type="string" table:style-name="ce1">
            <text:p>2A:00:6D:29:E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8C</text:p>
          </table:table-cell>
          <table:table-cell office:value-type="float" office:value="41.002499999999998" table:style-name="ce1">
            <text:p>41.0025</text:p>
          </table:table-cell>
          <table:table-cell office:value-type="float" office:value="5.3724999999999996" table:style-name="ce1">
            <text:p>5.3725</text:p>
          </table:table-cell>
          <table:table-cell office:value-type="string" table:style-name="ce4">
            <text:p>U-53;1-11</text:p>
          </table:table-cell>
          <table:table-cell office:value-type="string" table:style-name="ce1">
            <text:p>8A;8E</text:p>
          </table:table-cell>
          <table:table-cell office:value-type="string" table:style-name="ce1">
            <text:p>2A:00:6D:47:8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8E</text:p>
          </table:table-cell>
          <table:table-cell office:value-type="float" office:value="50.565199999999997" table:style-name="ce1">
            <text:p>50.5652</text:p>
          </table:table-cell>
          <table:table-cell office:value-type="float" office:value="11.5236" table:style-name="ce1">
            <text:p>11.5236</text:p>
          </table:table-cell>
          <table:table-cell office:value-type="string" table:style-name="ce4">
            <text:p>U-53;1-11</text:p>
          </table:table-cell>
          <table:table-cell office:value-type="string" table:style-name="ce1">
            <text:p>8C;90</text:p>
          </table:table-cell>
          <table:table-cell office:value-type="string" table:style-name="ce1">
            <text:p>2A:00:6D:61:F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56.002099999999999" table:style-name="ce1">
            <text:p>56.0021</text:p>
          </table:table-cell>
          <table:table-cell office:value-type="float" office:value="21.8627" table:style-name="ce1">
            <text:p>21.8627</text:p>
          </table:table-cell>
          <table:table-cell office:value-type="string" table:style-name="ce4">
            <text:p>U-57;3-13</text:p>
          </table:table-cell>
          <table:table-cell office:value-type="string" table:style-name="ce1">
            <text:p>8E;CB;92</text:p>
          </table:table-cell>
          <table:table-cell office:value-type="string" table:style-name="ce1">
            <text:p>2A:00:6D:51:3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56.746200000000002" table:style-name="ce1">
            <text:p>56.7462</text:p>
          </table:table-cell>
          <table:table-cell office:value-type="float" office:value="33.380299999999998" table:style-name="ce1">
            <text:p>33.3803</text:p>
          </table:table-cell>
          <table:table-cell office:value-type="string" table:style-name="ce4">
            <text:p>3-8</text:p>
          </table:table-cell>
          <table:table-cell office:value-type="string" table:style-name="ce1">
            <text:p>90;94</text:p>
          </table:table-cell>
          <table:table-cell office:value-type="string" table:style-name="ce1">
            <text:p>2A:00:6D:94:6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58.890999999999998" table:style-name="ce1">
            <text:p>58.891</text:p>
          </table:table-cell>
          <table:table-cell office:value-type="float" office:value="44.511499999999998" table:style-name="ce1">
            <text:p>44.5115</text:p>
          </table:table-cell>
          <table:table-cell office:value-type="string" table:style-name="ce4">
            <text:p>3-8</text:p>
          </table:table-cell>
          <table:table-cell office:value-type="string" table:style-name="ce1">
            <text:p>92;96-B</text:p>
          </table:table-cell>
          <table:table-cell office:value-type="string" table:style-name="ce1">
            <text:p>2A:00:6D:61:E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96-A</text:p>
          </table:table-cell>
          <table:table-cell office:value-type="float" office:value="65.119699999999995" table:style-name="ce1">
            <text:p>65.1197</text:p>
          </table:table-cell>
          <table:table-cell office:value-type="float" office:value="54.617800000000003" table:style-name="ce1">
            <text:p>54.6178</text:p>
          </table:table-cell>
          <table:table-cell office:value-type="string" table:style-name="ce4">
            <text:p>3-8</text:p>
          </table:table-cell>
          <table:table-cell office:value-type="string" table:style-name="ce1">
            <text:p>D6;FD</text:p>
          </table:table-cell>
          <table:table-cell office:value-type="string" table:style-name="ce1">
            <text:p>03:00:02:85:0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96-B</text:p>
          </table:table-cell>
          <table:table-cell office:value-type="float" office:value="65.119699999999995" table:style-name="ce1">
            <text:p>65.1197</text:p>
          </table:table-cell>
          <table:table-cell office:value-type="float" office:value="54.617800000000003" table:style-name="ce1">
            <text:p>54.6178</text:p>
          </table:table-cell>
          <table:table-cell office:value-type="string" table:style-name="ce4">
            <text:p>2-4</text:p>
          </table:table-cell>
          <table:table-cell office:value-type="string" table:style-name="ce1">
            <text:p>94;98</text:p>
          </table:table-cell>
          <table:table-cell office:value-type="string" table:style-name="ce1">
            <text:p>03:00:02:85:0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72.946899999999999" table:style-name="ce1">
            <text:p>72.9469</text:p>
          </table:table-cell>
          <table:table-cell office:value-type="float" office:value="63.046500000000002" table:style-name="ce1">
            <text:p>63.0465</text:p>
          </table:table-cell>
          <table:table-cell office:value-type="string" table:style-name="ce4">
            <text:p>3-4</text:p>
          </table:table-cell>
          <table:table-cell office:value-type="string" table:style-name="ce1">
            <text:p>96-B;98</text:p>
          </table:table-cell>
          <table:table-cell office:value-type="string" table:style-name="ce1">
            <text:p>2A:00:6C:FD:0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9A</text:p>
          </table:table-cell>
          <table:table-cell office:value-type="float" office:value="84.491900000000001" table:style-name="ce1">
            <text:p>84.4919</text:p>
          </table:table-cell>
          <table:table-cell office:value-type="float" office:value="64.935000000000002" table:style-name="ce1">
            <text:p>64.935</text:p>
          </table:table-cell>
          <table:table-cell office:value-type="string" table:style-name="ce4">
            <text:p>3-4</text:p>
          </table:table-cell>
          <table:table-cell office:value-type="string" table:style-name="ce1">
            <text:p>98;9C</text:p>
          </table:table-cell>
          <table:table-cell office:value-type="string" table:style-name="ce1">
            <text:p>2A:00:6D:0F:2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9C</text:p>
          </table:table-cell>
          <table:table-cell office:value-type="float" office:value="96.266900000000007" table:style-name="ce1">
            <text:p>96.2669</text:p>
          </table:table-cell>
          <table:table-cell office:value-type="float" office:value="65.140799999999999" table:style-name="ce1">
            <text:p>65.1408</text:p>
          </table:table-cell>
          <table:table-cell office:value-type="string" table:style-name="ce4">
            <text:p>5-15</text:p>
          </table:table-cell>
          <table:table-cell office:value-type="string" table:style-name="ce1">
            <text:p>9A;9E</text:p>
          </table:table-cell>
          <table:table-cell office:value-type="string" table:style-name="ce1">
            <text:p>2A:00:6D:AC:B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9E</text:p>
          </table:table-cell>
          <table:table-cell office:value-type="float" office:value="108.07299999999999" table:style-name="ce1">
            <text:p>108.073</text:p>
          </table:table-cell>
          <table:table-cell office:value-type="float" office:value="65.072900000000004" table:style-name="ce1">
            <text:p>65.0729</text:p>
          </table:table-cell>
          <table:table-cell office:value-type="string" table:style-name="ce4">
            <text:p>5-15</text:p>
          </table:table-cell>
          <table:table-cell office:value-type="string" table:style-name="ce1">
            <text:p>9C;90</text:p>
          </table:table-cell>
          <table:table-cell office:value-type="string" table:style-name="ce1">
            <text:p>2A:00:6C:EC:2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0</text:p>
          </table:table-cell>
          <table:table-cell office:value-type="float" office:value="119.74509999999999" table:style-name="ce1">
            <text:p>119.7451</text:p>
          </table:table-cell>
          <table:table-cell office:value-type="float" office:value="65.510999999999996" table:style-name="ce1">
            <text:p>65.511</text:p>
          </table:table-cell>
          <table:table-cell office:value-type="string" table:style-name="ce4">
            <text:p>5-14</text:p>
          </table:table-cell>
          <table:table-cell office:value-type="string" table:style-name="ce1">
            <text:p>9E;A2</text:p>
          </table:table-cell>
          <table:table-cell office:value-type="string" table:style-name="ce1">
            <text:p>2A:00:6D:7F:6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2</text:p>
          </table:table-cell>
          <table:table-cell office:value-type="float" office:value="129.62790000000001" table:style-name="ce1">
            <text:p>129.6279</text:p>
          </table:table-cell>
          <table:table-cell office:value-type="float" office:value="65.685400000000001" table:style-name="ce1">
            <text:p>65.6854</text:p>
          </table:table-cell>
          <table:table-cell office:value-type="string" table:style-name="ce4">
            <text:p>5-3</text:p>
          </table:table-cell>
          <table:table-cell office:value-type="string" table:style-name="ce1">
            <text:p>A0;A4</text:p>
          </table:table-cell>
          <table:table-cell office:value-type="string" table:style-name="ce1">
            <text:p>2A:00:6D:28:7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4</text:p>
          </table:table-cell>
          <table:table-cell office:value-type="float" office:value="141.2253" table:style-name="ce1">
            <text:p>141.2253</text:p>
          </table:table-cell>
          <table:table-cell office:value-type="float" office:value="64.715299999999999" table:style-name="ce1">
            <text:p>64.7153</text:p>
          </table:table-cell>
          <table:table-cell office:value-type="string" table:style-name="ce4">
            <text:p>5-3</text:p>
          </table:table-cell>
          <table:table-cell office:value-type="string" table:style-name="ce1">
            <text:p>A2;A6</text:p>
          </table:table-cell>
          <table:table-cell office:value-type="string" table:style-name="ce1">
            <text:p>2A:00:6D:14:B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6</text:p>
          </table:table-cell>
          <table:table-cell office:value-type="float" office:value="150.2962" table:style-name="ce1">
            <text:p>150.2962</text:p>
          </table:table-cell>
          <table:table-cell office:value-type="float" office:value="57.673699999999997" table:style-name="ce1">
            <text:p>57.6737</text:p>
          </table:table-cell>
          <table:table-cell office:value-type="string" table:style-name="ce4">
            <text:p>U-6;5-4</text:p>
          </table:table-cell>
          <table:table-cell office:value-type="string" table:style-name="ce1">
            <text:p>A4;A8</text:p>
          </table:table-cell>
          <table:table-cell office:value-type="string" table:style-name="ce1">
            <text:p>2A:00:6D:4A:5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8</text:p>
          </table:table-cell>
          <table:table-cell office:value-type="float" office:value="156.10380000000001" table:style-name="ce1">
            <text:p>156.1038</text:p>
          </table:table-cell>
          <table:table-cell office:value-type="float" office:value="47.703099999999999" table:style-name="ce1">
            <text:p>47.7031</text:p>
          </table:table-cell>
          <table:table-cell office:value-type="string" table:style-name="ce4">
            <text:p>U-6;5-4</text:p>
          </table:table-cell>
          <table:table-cell office:value-type="string" table:style-name="ce1">
            <text:p>A6;AA</text:p>
          </table:table-cell>
          <table:table-cell office:value-type="string" table:style-name="ce1">
            <text:p>2A:00:6D:64:9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160.15119999999999" table:style-name="ce1">
            <text:p>160.1512</text:p>
          </table:table-cell>
          <table:table-cell office:value-type="float" office:value="36.774799999999999" table:style-name="ce1">
            <text:p>36.7748</text:p>
          </table:table-cell>
          <table:table-cell office:value-type="string" table:style-name="ce4">
            <text:p>U-6;5-4</text:p>
          </table:table-cell>
          <table:table-cell office:value-type="string" table:style-name="ce1">
            <text:p>A8;AC</text:p>
          </table:table-cell>
          <table:table-cell office:value-type="string" table:style-name="ce1">
            <text:p>2A:00:6D:77:7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C</text:p>
          </table:table-cell>
          <table:table-cell office:value-type="float" office:value="160.2346" table:style-name="ce1">
            <text:p>160.2346</text:p>
          </table:table-cell>
          <table:table-cell office:value-type="float" office:value="26.172599999999999" table:style-name="ce1">
            <text:p>26.1726</text:p>
          </table:table-cell>
          <table:table-cell office:value-type="string" table:style-name="ce4">
            <text:p>U-9;8-1</text:p>
          </table:table-cell>
          <table:table-cell office:value-type="string" table:style-name="ce1">
            <text:p>AA;CF;AE</text:p>
          </table:table-cell>
          <table:table-cell office:value-type="string" table:style-name="ce1">
            <text:p>2A:00:6D:03:4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E</text:p>
          </table:table-cell>
          <table:table-cell office:value-type="float" office:value="163.35509999999999" table:style-name="ce1">
            <text:p>163.3551</text:p>
          </table:table-cell>
          <table:table-cell office:value-type="float" office:value="14.7362" table:style-name="ce1">
            <text:p>14.7362</text:p>
          </table:table-cell>
          <table:table-cell office:value-type="string" table:style-name="ce4">
            <text:p>U-12;8-6</text:p>
          </table:table-cell>
          <table:table-cell office:value-type="string" table:style-name="ce1">
            <text:p>AC;B0</text:p>
          </table:table-cell>
          <table:table-cell office:value-type="string" table:style-name="ce1">
            <text:p>2A:00:6C:EE:C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0</text:p>
          </table:table-cell>
          <table:table-cell office:value-type="float" office:value="171.3698" table:style-name="ce1">
            <text:p>171.3698</text:p>
          </table:table-cell>
          <table:table-cell office:value-type="float" office:value="6.6566000000000001" table:style-name="ce1">
            <text:p>6.6566</text:p>
          </table:table-cell>
          <table:table-cell office:value-type="string" table:style-name="ce4">
            <text:p>U-12;8-6</text:p>
          </table:table-cell>
          <table:table-cell office:value-type="string" table:style-name="ce1">
            <text:p>AE;B2</text:p>
          </table:table-cell>
          <table:table-cell office:value-type="string" table:style-name="ce1">
            <text:p>2A:00:6D:6C:7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2</text:p>
          </table:table-cell>
          <table:table-cell office:value-type="float" office:value="182.20050000000001" table:style-name="ce1">
            <text:p>182.2005</text:p>
          </table:table-cell>
          <table:table-cell office:value-type="float" office:value="3.5318999999999998" table:style-name="ce1">
            <text:p>3.5319</text:p>
          </table:table-cell>
          <table:table-cell office:value-type="string" table:style-name="ce4">
            <text:p>U-12;8-6</text:p>
          </table:table-cell>
          <table:table-cell office:value-type="string" table:style-name="ce1">
            <text:p>B0;B4</text:p>
          </table:table-cell>
          <table:table-cell office:value-type="string" table:style-name="ce1">
            <text:p>2A:00:6D:26:7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4</text:p>
          </table:table-cell>
          <table:table-cell office:value-type="float" office:value="194.32730000000001" table:style-name="ce1">
            <text:p>194.3273</text:p>
          </table:table-cell>
          <table:table-cell office:value-type="float" office:value="3.3837999999999999" table:style-name="ce1">
            <text:p>3.3838</text:p>
          </table:table-cell>
          <table:table-cell office:value-type="string" table:style-name="ce4">
            <text:p>U-12;8-6</text:p>
          </table:table-cell>
          <table:table-cell office:value-type="string" table:style-name="ce1">
            <text:p>B2;B6</text:p>
          </table:table-cell>
          <table:table-cell office:value-type="string" table:style-name="ce1">
            <text:p>2A:00:6C:F6:7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6</text:p>
          </table:table-cell>
          <table:table-cell office:value-type="float" office:value="204.94040000000001" table:style-name="ce1">
            <text:p>204.9404</text:p>
          </table:table-cell>
          <table:table-cell office:value-type="float" office:value="7.7674000000000003" table:style-name="ce1">
            <text:p>7.7674</text:p>
          </table:table-cell>
          <table:table-cell office:value-type="string" table:style-name="ce4">
            <text:p>U-12;8-6</text:p>
          </table:table-cell>
          <table:table-cell office:value-type="string" table:style-name="ce1">
            <text:p>B4;B8</text:p>
          </table:table-cell>
          <table:table-cell office:value-type="string" table:style-name="ce1">
            <text:p>2A:00:6D:00:1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8</text:p>
          </table:table-cell>
          <table:table-cell office:value-type="float" office:value="211.87540000000001" table:style-name="ce1">
            <text:p>211.8754</text:p>
          </table:table-cell>
          <table:table-cell office:value-type="float" office:value="16.696400000000001" table:style-name="ce1">
            <text:p>16.6964</text:p>
          </table:table-cell>
          <table:table-cell office:value-type="string" table:style-name="ce4">
            <text:p>U-15;7-6</text:p>
          </table:table-cell>
          <table:table-cell office:value-type="string" table:style-name="ce1">
            <text:p>B6;BA</text:p>
          </table:table-cell>
          <table:table-cell office:value-type="string" table:style-name="ce1">
            <text:p>2A:00:6D:AD:6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A</text:p>
          </table:table-cell>
          <table:table-cell office:value-type="float" office:value="213.5368" table:style-name="ce1">
            <text:p>213.5368</text:p>
          </table:table-cell>
          <table:table-cell office:value-type="float" office:value="28.021899999999999" table:style-name="ce1">
            <text:p>28.0219</text:p>
          </table:table-cell>
          <table:table-cell office:value-type="string" table:style-name="ce4">
            <text:p>U-15;7-6</text:p>
          </table:table-cell>
          <table:table-cell office:value-type="string" table:style-name="ce1">
            <text:p>B8;BC</text:p>
          </table:table-cell>
          <table:table-cell office:value-type="string" table:style-name="ce1">
            <text:p>2A:00:6D:28:E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C</text:p>
          </table:table-cell>
          <table:table-cell office:value-type="float" office:value="213.44550000000001" table:style-name="ce1">
            <text:p>213.4455</text:p>
          </table:table-cell>
          <table:table-cell office:value-type="float" office:value="39.5197" table:style-name="ce1">
            <text:p>39.5197</text:p>
          </table:table-cell>
          <table:table-cell office:value-type="string" table:style-name="ce4">
            <text:p>U-15;7-6</text:p>
          </table:table-cell>
          <table:table-cell office:value-type="string" table:style-name="ce1">
            <text:p>BA;BE</text:p>
          </table:table-cell>
          <table:table-cell office:value-type="string" table:style-name="ce1">
            <text:p>2A:00:6D:96:3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BE</text:p>
          </table:table-cell>
          <table:table-cell office:value-type="float" office:value="213.46039999999999" table:style-name="ce1">
            <text:p>213.4604</text:p>
          </table:table-cell>
          <table:table-cell office:value-type="float" office:value="51.444499999999998" table:style-name="ce1">
            <text:p>51.4445</text:p>
          </table:table-cell>
          <table:table-cell office:value-type="string" table:style-name="ce4">
            <text:p>U-15;7-6</text:p>
          </table:table-cell>
          <table:table-cell office:value-type="string" table:style-name="ce1">
            <text:p>BC;C0</text:p>
          </table:table-cell>
          <table:table-cell office:value-type="string" table:style-name="ce1">
            <text:p>2A:00:6D:91:E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0</text:p>
          </table:table-cell>
          <table:table-cell office:value-type="float" office:value="213.57769999999999" table:style-name="ce1">
            <text:p>213.5777</text:p>
          </table:table-cell>
          <table:table-cell office:value-type="float" office:value="63.322899999999997" table:style-name="ce1">
            <text:p>63.3229</text:p>
          </table:table-cell>
          <table:table-cell office:value-type="string" table:style-name="ce4">
            <text:p>U-15;7-6</text:p>
          </table:table-cell>
          <table:table-cell office:value-type="string" table:style-name="ce1">
            <text:p>BE;C2</text:p>
          </table:table-cell>
          <table:table-cell office:value-type="string" table:style-name="ce1">
            <text:p>2A:00:6D:11:D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2</text:p>
          </table:table-cell>
          <table:table-cell office:value-type="float" office:value="213.42850000000001" table:style-name="ce1">
            <text:p>213.4285</text:p>
          </table:table-cell>
          <table:table-cell office:value-type="float" office:value="75.028999999999996" table:style-name="ce1">
            <text:p>75.029</text:p>
          </table:table-cell>
          <table:table-cell office:value-type="string" table:style-name="ce4">
            <text:p>U-18;8-12</text:p>
          </table:table-cell>
          <table:table-cell office:value-type="string" table:style-name="ce1">
            <text:p>C0;C4</text:p>
          </table:table-cell>
          <table:table-cell office:value-type="string" table:style-name="ce1">
            <text:p>2A:00:6D:25:1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4</text:p>
          </table:table-cell>
          <table:table-cell office:value-type="float" office:value="209.51259999999999" table:style-name="ce1">
            <text:p>209.5126</text:p>
          </table:table-cell>
          <table:table-cell office:value-type="float" office:value="86.1464" table:style-name="ce1">
            <text:p>86.1464</text:p>
          </table:table-cell>
          <table:table-cell office:value-type="string" table:style-name="ce4">
            <text:p>U-18;8-12</text:p>
          </table:table-cell>
          <table:table-cell office:value-type="string" table:style-name="ce1">
            <text:p>C2;C6</text:p>
          </table:table-cell>
          <table:table-cell office:value-type="string" table:style-name="ce1">
            <text:p>2A:00:6D:A5:E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6</text:p>
          </table:table-cell>
          <table:table-cell office:value-type="float" office:value="200.16319999999999" table:style-name="ce1">
            <text:p>200.1632</text:p>
          </table:table-cell>
          <table:table-cell office:value-type="float" office:value="92.953400000000002" table:style-name="ce1">
            <text:p>92.9534</text:p>
          </table:table-cell>
          <table:table-cell office:value-type="string" table:style-name="ce4">
            <text:p>U-18;8-12</text:p>
          </table:table-cell>
          <table:table-cell office:value-type="string" table:style-name="ce1">
            <text:p>C4;C8</text:p>
          </table:table-cell>
          <table:table-cell office:value-type="string" table:style-name="ce1">
            <text:p>2A:00:6D:3C:2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8</text:p>
          </table:table-cell>
          <table:table-cell office:value-type="float" office:value="189.10409999999999" table:style-name="ce1">
            <text:p>189.1041</text:p>
          </table:table-cell>
          <table:table-cell office:value-type="float" office:value="93.813199999999995" table:style-name="ce1">
            <text:p>93.8132</text:p>
          </table:table-cell>
          <table:table-cell office:value-type="string" table:style-name="ce4">
            <text:p>U-18;8-12</text:p>
          </table:table-cell>
          <table:table-cell office:value-type="string" table:style-name="ce1">
            <text:p>C6;CA</text:p>
          </table:table-cell>
          <table:table-cell office:value-type="string" table:style-name="ce1">
            <text:p>2A:00:6D:12:E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A</text:p>
          </table:table-cell>
          <table:table-cell office:value-type="float" office:value="177.46770000000001" table:style-name="ce1">
            <text:p>177.4677</text:p>
          </table:table-cell>
          <table:table-cell office:value-type="float" office:value="91.622200000000007" table:style-name="ce1">
            <text:p>91.6222</text:p>
          </table:table-cell>
          <table:table-cell office:value-type="string" table:style-name="ce4">
            <text:p>U-20;8-10</text:p>
          </table:table-cell>
          <table:table-cell office:value-type="string" table:style-name="ce1">
            <text:p>C8;4B</text:p>
          </table:table-cell>
          <table:table-cell office:value-type="string" table:style-name="ce1">
            <text:p>2A:00:6C:FA:5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B</text:p>
          </table:table-cell>
          <table:table-cell office:value-type="float" office:value="171.0401" table:style-name="ce1">
            <text:p>171.0401</text:p>
          </table:table-cell>
          <table:table-cell office:value-type="float" office:value="90.959800000000001" table:style-name="ce1">
            <text:p>90.9598</text:p>
          </table:table-cell>
          <table:table-cell office:value-type="string" table:style-name="ce4">
            <text:p>U-21;8-9</text:p>
          </table:table-cell>
          <table:table-cell office:value-type="string" table:style-name="ce1">
            <text:p>CA;49;D3;4D</text:p>
          </table:table-cell>
          <table:table-cell office:value-type="string" table:style-name="ce1">
            <text:p>2A:00:6D:9D:8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D</text:p>
          </table:table-cell>
          <table:table-cell office:value-type="float" office:value="156.90719999999999" table:style-name="ce1">
            <text:p>156.9072</text:p>
          </table:table-cell>
          <table:table-cell office:value-type="float" office:value="91.052199999999999" table:style-name="ce1">
            <text:p>91.0522</text:p>
          </table:table-cell>
          <table:table-cell office:value-type="string" table:style-name="ce4">
            <text:p>U-21;8-9</text:p>
          </table:table-cell>
          <table:table-cell office:value-type="string" table:style-name="ce1">
            <text:p>4B;4F</text:p>
          </table:table-cell>
          <table:table-cell office:value-type="string" table:style-name="ce1">
            <text:p>2A:00:6D:24:9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F</text:p>
          </table:table-cell>
          <table:table-cell office:value-type="float" office:value="145.4083" table:style-name="ce1">
            <text:p>145.4083</text:p>
          </table:table-cell>
          <table:table-cell office:value-type="float" office:value="90.987899999999996" table:style-name="ce1">
            <text:p>90.9879</text:p>
          </table:table-cell>
          <table:table-cell office:value-type="string" table:style-name="ce4">
            <text:p>U-22;8-14</text:p>
          </table:table-cell>
          <table:table-cell office:value-type="string" table:style-name="ce1">
            <text:p>4D;51</text:p>
          </table:table-cell>
          <table:table-cell office:value-type="string" table:style-name="ce1">
            <text:p>2A:00:6D:53:A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133.37129999999999" table:style-name="ce1">
            <text:p>133.3713</text:p>
          </table:table-cell>
          <table:table-cell office:value-type="float" office:value="91.165199999999999" table:style-name="ce1">
            <text:p>91.1652</text:p>
          </table:table-cell>
          <table:table-cell office:value-type="string" table:style-name="ce4">
            <text:p>U-22;8-14</text:p>
          </table:table-cell>
          <table:table-cell office:value-type="string" table:style-name="ce1">
            <text:p>4F;53</text:p>
          </table:table-cell>
          <table:table-cell office:value-type="string" table:style-name="ce1">
            <text:p>2A:00:6D:02:2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121.8844" table:style-name="ce1">
            <text:p>121.8844</text:p>
          </table:table-cell>
          <table:table-cell office:value-type="float" office:value="91.491600000000005" table:style-name="ce1">
            <text:p>91.4916</text:p>
          </table:table-cell>
          <table:table-cell office:value-type="string" table:style-name="ce4">
            <text:p>U-31;6-5</text:p>
          </table:table-cell>
          <table:table-cell office:value-type="string" table:style-name="ce1">
            <text:p>51;55</text:p>
          </table:table-cell>
          <table:table-cell office:value-type="string" table:style-name="ce1">
            <text:p>2A:00:6D:0E:B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109.56100000000001" table:style-name="ce1">
            <text:p>109.561</text:p>
          </table:table-cell>
          <table:table-cell office:value-type="float" office:value="91.547700000000006" table:style-name="ce1">
            <text:p>91.5477</text:p>
          </table:table-cell>
          <table:table-cell office:value-type="string" table:style-name="ce4">
            <text:p>U-31;6-5</text:p>
          </table:table-cell>
          <table:table-cell office:value-type="string" table:style-name="ce1">
            <text:p>53;57</text:p>
          </table:table-cell>
          <table:table-cell office:value-type="string" table:style-name="ce1">
            <text:p>2A:00:6D:BF:5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97.6" table:style-name="ce1">
            <text:p>97.6</text:p>
          </table:table-cell>
          <table:table-cell office:value-type="float" office:value="91.269199999999998" table:style-name="ce1">
            <text:p>91.2692</text:p>
          </table:table-cell>
          <table:table-cell office:value-type="string" table:style-name="ce4">
            <text:p>U-31;6-5</text:p>
          </table:table-cell>
          <table:table-cell office:value-type="string" table:style-name="ce1">
            <text:p>55;59</text:p>
          </table:table-cell>
          <table:table-cell office:value-type="string" table:style-name="ce1">
            <text:p>2A:00:6D:0B:0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86.083200000000005" table:style-name="ce1">
            <text:p>86.0832</text:p>
          </table:table-cell>
          <table:table-cell office:value-type="float" office:value="91.534099999999995" table:style-name="ce1">
            <text:p>91.5341</text:p>
          </table:table-cell>
          <table:table-cell office:value-type="string" table:style-name="ce4">
            <text:p>U-33;4-3</text:p>
          </table:table-cell>
          <table:table-cell office:value-type="string" table:style-name="ce1">
            <text:p>57;5B</text:p>
          </table:table-cell>
          <table:table-cell office:value-type="string" table:style-name="ce1">
            <text:p>2A:00:6D:02:F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B</text:p>
          </table:table-cell>
          <table:table-cell office:value-type="float" office:value="74.019300000000001" table:style-name="ce1">
            <text:p>74.0193</text:p>
          </table:table-cell>
          <table:table-cell office:value-type="float" office:value="91.553600000000003" table:style-name="ce1">
            <text:p>91.5536</text:p>
          </table:table-cell>
          <table:table-cell office:value-type="string" table:style-name="ce4">
            <text:p>U-33;4-3</text:p>
          </table:table-cell>
          <table:table-cell office:value-type="string" table:style-name="ce1">
            <text:p>59;5D</text:p>
          </table:table-cell>
          <table:table-cell office:value-type="string" table:style-name="ce1">
            <text:p>2A:00:6D:98:C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D</text:p>
          </table:table-cell>
          <table:table-cell office:value-type="float" office:value="62.354700000000001" table:style-name="ce1">
            <text:p>62.3547</text:p>
          </table:table-cell>
          <table:table-cell office:value-type="float" office:value="91.351500000000001" table:style-name="ce1">
            <text:p>91.3515</text:p>
          </table:table-cell>
          <table:table-cell office:value-type="string" table:style-name="ce4">
            <text:p>U-33;4-3</text:p>
          </table:table-cell>
          <table:table-cell office:value-type="string" table:style-name="ce1">
            <text:p>5B;5F</text:p>
          </table:table-cell>
          <table:table-cell office:value-type="string" table:style-name="ce1">
            <text:p>2A:00:6D:6C:0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F</text:p>
          </table:table-cell>
          <table:table-cell office:value-type="float" office:value="50.572400000000002" table:style-name="ce1">
            <text:p>50.5724</text:p>
          </table:table-cell>
          <table:table-cell office:value-type="float" office:value="91.5715" table:style-name="ce1">
            <text:p>91.5715</text:p>
          </table:table-cell>
          <table:table-cell office:value-type="string" table:style-name="ce4">
            <text:p>U-45;1-8</text:p>
          </table:table-cell>
          <table:table-cell office:value-type="string" table:style-name="ce1">
            <text:p>5D;D7;61;73</text:p>
          </table:table-cell>
          <table:table-cell office:value-type="string" table:style-name="ce1">
            <text:p>2A:00:6D:2B:C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38.881900000000002" table:style-name="ce1">
            <text:p>38.8819</text:p>
          </table:table-cell>
          <table:table-cell office:value-type="float" office:value="91.522300000000001" table:style-name="ce1">
            <text:p>91.5223</text:p>
          </table:table-cell>
          <table:table-cell office:value-type="string" table:style-name="ce4">
            <text:p>U-45;1-8</text:p>
          </table:table-cell>
          <table:table-cell office:value-type="string" table:style-name="ce1">
            <text:p>5F;75</text:p>
          </table:table-cell>
          <table:table-cell office:value-type="string" table:style-name="ce1">
            <text:p>2A:00:6D:33:2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27.189699999999998" table:style-name="ce1">
            <text:p>27.1897</text:p>
          </table:table-cell>
          <table:table-cell office:value-type="float" office:value="94.751300000000001" table:style-name="ce1">
            <text:p>94.7513</text:p>
          </table:table-cell>
          <table:table-cell office:value-type="string" table:style-name="ce4">
            <text:p>U-47;1-15</text:p>
          </table:table-cell>
          <table:table-cell office:value-type="string" table:style-name="ce1">
            <text:p>73;77</text:p>
          </table:table-cell>
          <table:table-cell office:value-type="string" table:style-name="ce1">
            <text:p>2A:00:6D:AA:F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15.5303" table:style-name="ce1">
            <text:p>15.5303</text:p>
          </table:table-cell>
          <table:table-cell office:value-type="float" office:value="93.569400000000002" table:style-name="ce1">
            <text:p>93.5694</text:p>
          </table:table-cell>
          <table:table-cell office:value-type="string" table:style-name="ce4">
            <text:p>U-47;1-15</text:p>
          </table:table-cell>
          <table:table-cell office:value-type="string" table:style-name="ce1">
            <text:p>75;79</text:p>
          </table:table-cell>
          <table:table-cell office:value-type="string" table:style-name="ce1">
            <text:p>2A:00:6D:66:2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6.4283999999999999" table:style-name="ce1">
            <text:p>6.4284</text:p>
          </table:table-cell>
          <table:table-cell office:value-type="float" office:value="81.798699999999997" table:style-name="ce1">
            <text:p>81.7987</text:p>
          </table:table-cell>
          <table:table-cell office:value-type="string" table:style-name="ce4">
            <text:p>U-47;1-15</text:p>
          </table:table-cell>
          <table:table-cell office:value-type="string" table:style-name="ce1">
            <text:p>77;7B</text:p>
          </table:table-cell>
          <table:table-cell office:value-type="string" table:style-name="ce1">
            <text:p>2A:00:6D:2C:1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7B</text:p>
          </table:table-cell>
          <table:table-cell office:value-type="float" office:value="2.9716" table:style-name="ce1">
            <text:p>2.9716</text:p>
          </table:table-cell>
          <table:table-cell office:value-type="float" office:value="75.019499999999994" table:style-name="ce1">
            <text:p>75.0195</text:p>
          </table:table-cell>
          <table:table-cell office:value-type="string" table:style-name="ce4">
            <text:p>U-48;4-13</text:p>
          </table:table-cell>
          <table:table-cell office:value-type="string" table:style-name="ce1">
            <text:p>79;7D</text:p>
          </table:table-cell>
          <table:table-cell office:value-type="string" table:style-name="ce1">
            <text:p>2A:00:6D:B1:3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7D</text:p>
          </table:table-cell>
          <table:table-cell office:value-type="float" office:value="2.7989999999999999" table:style-name="ce1">
            <text:p>2.799</text:p>
          </table:table-cell>
          <table:table-cell office:value-type="float" office:value="63.349699999999999" table:style-name="ce1">
            <text:p>63.3497</text:p>
          </table:table-cell>
          <table:table-cell office:value-type="string" table:style-name="ce4">
            <text:p>U-48;4-13</text:p>
          </table:table-cell>
          <table:table-cell office:value-type="string" table:style-name="ce1">
            <text:p>7B;7F</text:p>
          </table:table-cell>
          <table:table-cell office:value-type="string" table:style-name="ce1">
            <text:p>2A:00:6C:F7:E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7F</text:p>
          </table:table-cell>
          <table:table-cell office:value-type="float" office:value="2.7235999999999998" table:style-name="ce1">
            <text:p>2.7236</text:p>
          </table:table-cell>
          <table:table-cell office:value-type="float" office:value="51.648299999999999" table:style-name="ce1">
            <text:p>51.6483</text:p>
          </table:table-cell>
          <table:table-cell office:value-type="string" table:style-name="ce4">
            <text:p>U-48;4-13</text:p>
          </table:table-cell>
          <table:table-cell office:value-type="string" table:style-name="ce1">
            <text:p>7D;80</text:p>
          </table:table-cell>
          <table:table-cell office:value-type="string" table:style-name="ce1">
            <text:p>2A:00:6D:A7:8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38.683199999999999" table:style-name="ce1">
            <text:p>38.6832</text:p>
          </table:table-cell>
          <table:table-cell office:value-type="float" office:value="91.020600000000002" table:style-name="ce1">
            <text:p>91.0206</text:p>
          </table:table-cell>
          <table:table-cell office:value-type="string" table:style-name="ce4">
            <text:p>U-45;1-8</text:p>
          </table:table-cell>
          <table:table-cell office:value-type="string" table:style-name="ce4">
            <text:p>5F;63</text:p>
          </table:table-cell>
          <table:table-cell office:value-type="string" table:style-name="ce6">
            <text:p>2A:00:6D:A6:D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float" office:value="26.854700000000001" table:style-name="ce1">
            <text:p>26.8547</text:p>
          </table:table-cell>
          <table:table-cell office:value-type="float" office:value="91.457499999999996" table:style-name="ce1">
            <text:p>91.4575</text:p>
          </table:table-cell>
          <table:table-cell office:value-type="string" table:style-name="ce4">
            <text:p>U-46;1-14</text:p>
          </table:table-cell>
          <table:table-cell office:value-type="string" table:style-name="ce4">
            <text:p>61;65</text:p>
          </table:table-cell>
          <table:table-cell office:value-type="string" table:style-name="ce6">
            <text:p>2A:00:6D:1F:0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15.9338" table:style-name="ce1">
            <text:p>15.9338</text:p>
          </table:table-cell>
          <table:table-cell office:value-type="float" office:value="88.516499999999994" table:style-name="ce1">
            <text:p>88.5165</text:p>
          </table:table-cell>
          <table:table-cell office:value-type="string" table:style-name="ce4">
            <text:p>U-46;1-14</text:p>
          </table:table-cell>
          <table:table-cell office:value-type="string" table:style-name="ce4">
            <text:p>63;67</text:p>
          </table:table-cell>
          <table:table-cell office:value-type="string" table:style-name="ce6">
            <text:p>2A:00:6C:FC:F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float" office:value="8.5" table:style-name="ce1">
            <text:p>8.5</text:p>
          </table:table-cell>
          <table:table-cell office:value-type="float" office:value="79.875" table:style-name="ce1">
            <text:p>79.875</text:p>
          </table:table-cell>
          <table:table-cell office:value-type="string" table:style-name="ce4">
            <text:p>U-49;1-16</text:p>
          </table:table-cell>
          <table:table-cell office:value-type="string" table:style-name="ce4">
            <text:p>65;69</text:p>
          </table:table-cell>
          <table:table-cell office:value-type="string" table:style-name="ce6">
            <text:p>2A:00:6D:B4:7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float" office:value="6.3352000000000004" table:style-name="ce1">
            <text:p>6.3352</text:p>
          </table:table-cell>
          <table:table-cell office:value-type="float" office:value="68.613299999999995" table:style-name="ce1">
            <text:p>68.6133</text:p>
          </table:table-cell>
          <table:table-cell office:value-type="string" table:style-name="ce4">
            <text:p>U-49;1-16</text:p>
          </table:table-cell>
          <table:table-cell office:value-type="string" table:style-name="ce4">
            <text:p>67;6B</text:p>
          </table:table-cell>
          <table:table-cell office:value-type="string" table:style-name="ce6">
            <text:p>2A:00:6D:BD:A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6B</text:p>
          </table:table-cell>
          <table:table-cell office:value-type="float" office:value="6.2667000000000002" table:style-name="ce1">
            <text:p>6.2667</text:p>
          </table:table-cell>
          <table:table-cell office:value-type="float" office:value="57.333799999999997" table:style-name="ce1">
            <text:p>57.3338</text:p>
          </table:table-cell>
          <table:table-cell office:value-type="string" table:style-name="ce4">
            <text:p>U-49;1-16</text:p>
          </table:table-cell>
          <table:table-cell office:value-type="string" table:style-name="ce4">
            <text:p>69;6D</text:p>
          </table:table-cell>
          <table:table-cell office:value-type="string" table:style-name="ce6">
            <text:p>2A:00:6D:4D:C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6D</text:p>
          </table:table-cell>
          <table:table-cell office:value-type="float" office:value="6.3125" table:style-name="ce1">
            <text:p>6.3125</text:p>
          </table:table-cell>
          <table:table-cell office:value-type="float" office:value="44.75" table:style-name="ce1">
            <text:p>44.75</text:p>
          </table:table-cell>
          <table:table-cell office:value-type="string" table:style-name="ce4">
            <text:p>U-50;4-14</text:p>
          </table:table-cell>
          <table:table-cell office:value-type="string" table:style-name="ce4">
            <text:p>6B;6F</text:p>
          </table:table-cell>
          <table:table-cell office:value-type="string" table:style-name="ce6">
            <text:p>2A:00:6D:BF:3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6F</text:p>
          </table:table-cell>
          <table:table-cell office:value-type="float" office:value="6.2850000000000001" table:style-name="ce1">
            <text:p>6.285</text:p>
          </table:table-cell>
          <table:table-cell office:value-type="float" office:value="33.3249" table:style-name="ce1">
            <text:p>33.3249</text:p>
          </table:table-cell>
          <table:table-cell office:value-type="string" table:style-name="ce4">
            <text:p>U-51;4-15</text:p>
          </table:table-cell>
          <table:table-cell office:value-type="string" table:style-name="ce4">
            <text:p>6D;71</text:p>
          </table:table-cell>
          <table:table-cell office:value-type="string" table:style-name="ce6">
            <text:p>2A:00:6D:65:2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float" office:value="7.1265000000000001" table:style-name="ce1">
            <text:p>7.1265</text:p>
          </table:table-cell>
          <table:table-cell office:value-type="float" office:value="20.896000000000001" table:style-name="ce1">
            <text:p>20.896</text:p>
          </table:table-cell>
          <table:table-cell office:value-type="string" table:style-name="ce4">
            <text:p>U-52;4-16</text:p>
          </table:table-cell>
          <table:table-cell office:value-type="string" table:style-name="ce4">
            <text:p>6F;00</text:p>
          </table:table-cell>
          <table:table-cell office:value-type="string" table:style-name="ce6">
            <text:p>2A:00:6D:70:2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00</text:p>
          </table:table-cell>
          <table:table-cell office:value-type="float" office:value="10.952299999999999" table:style-name="ce1">
            <text:p>10.9523</text:p>
          </table:table-cell>
          <table:table-cell office:value-type="float" office:value="14.4267" table:style-name="ce1">
            <text:p>14.4267</text:p>
          </table:table-cell>
          <table:table-cell office:value-type="string" table:style-name="ce4">
            <text:p>U-55;1-10</text:p>
          </table:table-cell>
          <table:table-cell office:value-type="string" table:style-name="ce4">
            <text:p>71;02</text:p>
          </table:table-cell>
          <table:table-cell office:value-type="string" table:style-name="ce6">
            <text:p>2A:00:6D:73:1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02</text:p>
          </table:table-cell>
          <table:table-cell office:value-type="float" office:value="20.8428" table:style-name="ce1">
            <text:p>20.8428</text:p>
          </table:table-cell>
          <table:table-cell office:value-type="float" office:value="8.9773999999999994" table:style-name="ce1">
            <text:p>8.9774</text:p>
          </table:table-cell>
          <table:table-cell office:value-type="string" table:style-name="ce4">
            <text:p>U-55;1-10</text:p>
          </table:table-cell>
          <table:table-cell office:value-type="string" table:style-name="ce4">
            <text:p>00;04</text:p>
          </table:table-cell>
          <table:table-cell office:value-type="string" table:style-name="ce6">
            <text:p>2A:00:6D:9E:F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04</text:p>
          </table:table-cell>
          <table:table-cell office:value-type="float" office:value="32.825299999999999" table:style-name="ce1">
            <text:p>32.8253</text:p>
          </table:table-cell>
          <table:table-cell office:value-type="float" office:value="8.2073" table:style-name="ce1">
            <text:p>8.2073</text:p>
          </table:table-cell>
          <table:table-cell office:value-type="string" table:style-name="ce4">
            <text:p>U-55;1-10</text:p>
          </table:table-cell>
          <table:table-cell office:value-type="string" table:style-name="ce4">
            <text:p>02;06</text:p>
          </table:table-cell>
          <table:table-cell office:value-type="string" table:style-name="ce6">
            <text:p>2A:00:6D:B7:B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06</text:p>
          </table:table-cell>
          <table:table-cell office:value-type="float" office:value="43.850099999999998" table:style-name="ce1">
            <text:p>43.8501</text:p>
          </table:table-cell>
          <table:table-cell office:value-type="float" office:value="11.257099999999999" table:style-name="ce1">
            <text:p>11.2571</text:p>
          </table:table-cell>
          <table:table-cell office:value-type="string" table:style-name="ce4">
            <text:p>U-58;3-14</text:p>
          </table:table-cell>
          <table:table-cell office:value-type="string" table:style-name="ce4">
            <text:p>04;08</text:p>
          </table:table-cell>
          <table:table-cell office:value-type="string" table:style-name="ce6">
            <text:p>2A:00:6D:10:9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08</text:p>
          </table:table-cell>
          <table:table-cell office:value-type="float" office:value="51.5015" table:style-name="ce1">
            <text:p>51.5015</text:p>
          </table:table-cell>
          <table:table-cell office:value-type="float" office:value="19.8673" table:style-name="ce1">
            <text:p>19.8673</text:p>
          </table:table-cell>
          <table:table-cell office:value-type="string" table:style-name="ce4">
            <text:p>U-58;3-14</text:p>
          </table:table-cell>
          <table:table-cell office:value-type="string" table:style-name="ce4">
            <text:p>06;0A</text:p>
          </table:table-cell>
          <table:table-cell office:value-type="string" table:style-name="ce6">
            <text:p>2A:00:6D:2A:3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0A</text:p>
          </table:table-cell>
          <table:table-cell office:value-type="float" office:value="52.77" table:style-name="ce1">
            <text:p>52.77</text:p>
          </table:table-cell>
          <table:table-cell office:value-type="float" office:value="31.776499999999999" table:style-name="ce1">
            <text:p>31.7765</text:p>
          </table:table-cell>
          <table:table-cell office:value-type="string" table:style-name="ce4">
            <text:p>U-58;3-14</text:p>
          </table:table-cell>
          <table:table-cell office:value-type="string" table:style-name="ce4">
            <text:p>08;0C</text:p>
          </table:table-cell>
          <table:table-cell office:value-type="string" table:style-name="ce6">
            <text:p>2A:00:6D:51:4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0C</text:p>
          </table:table-cell>
          <table:table-cell office:value-type="float" office:value="52.726599999999998" table:style-name="ce1">
            <text:p>52.7266</text:p>
          </table:table-cell>
          <table:table-cell office:value-type="float" office:value="43.479799999999997" table:style-name="ce1">
            <text:p>43.4798</text:p>
          </table:table-cell>
          <table:table-cell office:value-type="string" table:style-name="ce4">
            <text:p>U-59;3-15</text:p>
          </table:table-cell>
          <table:table-cell office:value-type="string" table:style-name="ce4">
            <text:p>0A;0E</text:p>
          </table:table-cell>
          <table:table-cell office:value-type="string" table:style-name="ce6">
            <text:p>2A:00:6D:BD:B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0E</text:p>
          </table:table-cell>
          <table:table-cell office:value-type="float" office:value="52.5441" table:style-name="ce1">
            <text:p>52.5441</text:p>
          </table:table-cell>
          <table:table-cell office:value-type="float" office:value="55.354999999999997" table:style-name="ce1">
            <text:p>55.355</text:p>
          </table:table-cell>
          <table:table-cell office:value-type="string" table:style-name="ce4">
            <text:p>U-60;3-16</text:p>
          </table:table-cell>
          <table:table-cell office:value-type="string" table:style-name="ce4">
            <text:p>0C;10</text:p>
          </table:table-cell>
          <table:table-cell office:value-type="string" table:style-name="ce6">
            <text:p>2A:00:6D:37:6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52.303699999999999" table:style-name="ce1">
            <text:p>52.3037</text:p>
          </table:table-cell>
          <table:table-cell office:value-type="float" office:value="67.017200000000003" table:style-name="ce1">
            <text:p>67.0172</text:p>
          </table:table-cell>
          <table:table-cell office:value-type="string" table:style-name="ce4">
            <text:p>U-60;3-16</text:p>
          </table:table-cell>
          <table:table-cell office:value-type="string" table:style-name="ce4">
            <text:p>0E;12</text:p>
          </table:table-cell>
          <table:table-cell office:value-type="string" table:style-name="ce6">
            <text:p>2A:00:6D:AA:D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54.767499999999998" table:style-name="ce1">
            <text:p>54.7675</text:p>
          </table:table-cell>
          <table:table-cell office:value-type="float" office:value="78.484099999999998" table:style-name="ce1">
            <text:p>78.4841</text:p>
          </table:table-cell>
          <table:table-cell office:value-type="string" table:style-name="ce4">
            <text:p>1-3</text:p>
          </table:table-cell>
          <table:table-cell office:value-type="string" table:style-name="ce4">
            <text:p>10;14</text:p>
          </table:table-cell>
          <table:table-cell office:value-type="string" table:style-name="ce6">
            <text:p>2A:00:6D:25:1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63.407400000000003" table:style-name="ce1">
            <text:p>63.4074</text:p>
          </table:table-cell>
          <table:table-cell office:value-type="float" office:value="85.761600000000001" table:style-name="ce1">
            <text:p>85.7616</text:p>
          </table:table-cell>
          <table:table-cell office:value-type="string" table:style-name="ce4">
            <text:p>U-34;4-4</text:p>
          </table:table-cell>
          <table:table-cell office:value-type="string" table:style-name="ce4">
            <text:p>12;16</text:p>
          </table:table-cell>
          <table:table-cell office:value-type="string" table:style-name="ce6">
            <text:p>2A:00:6D:A6:6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74.820300000000003" table:style-name="ce1">
            <text:p>74.8203</text:p>
          </table:table-cell>
          <table:table-cell office:value-type="float" office:value="86.824700000000007" table:style-name="ce1">
            <text:p>86.8247</text:p>
          </table:table-cell>
          <table:table-cell office:value-type="string" table:style-name="ce4">
            <text:p>U-34;4-4</text:p>
          </table:table-cell>
          <table:table-cell office:value-type="string" table:style-name="ce4">
            <text:p>14;18;D3</text:p>
          </table:table-cell>
          <table:table-cell office:value-type="string" table:style-name="ce6">
            <text:p>2A:00:6D:1C:3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86.756" table:style-name="ce1">
            <text:p>86.756</text:p>
          </table:table-cell>
          <table:table-cell office:value-type="float" office:value="86.758099999999999" table:style-name="ce1">
            <text:p>86.7581</text:p>
          </table:table-cell>
          <table:table-cell office:value-type="string" table:style-name="ce4">
            <text:p>4-1</text:p>
          </table:table-cell>
          <table:table-cell office:value-type="string" table:style-name="ce4">
            <text:p>16;1A</text:p>
          </table:table-cell>
          <table:table-cell office:value-type="string" table:style-name="ce6">
            <text:p>2A:00:6D:2A:3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A</text:p>
          </table:table-cell>
          <table:table-cell office:value-type="float" office:value="98.371799999999993" table:style-name="ce1">
            <text:p>98.3718</text:p>
          </table:table-cell>
          <table:table-cell office:value-type="float" office:value="86.905699999999996" table:style-name="ce1">
            <text:p>86.9057</text:p>
          </table:table-cell>
          <table:table-cell office:value-type="string" table:style-name="ce4">
            <text:p>U-32;6-6</text:p>
          </table:table-cell>
          <table:table-cell office:value-type="string" table:style-name="ce4">
            <text:p>18;1C</text:p>
          </table:table-cell>
          <table:table-cell office:value-type="string" table:style-name="ce6">
            <text:p>2A:00:6D:03:C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C</text:p>
          </table:table-cell>
          <table:table-cell office:value-type="float" office:value="110.21259999999999" table:style-name="ce1">
            <text:p>110.2126</text:p>
          </table:table-cell>
          <table:table-cell office:value-type="float" office:value="86.956699999999998" table:style-name="ce1">
            <text:p>86.9567</text:p>
          </table:table-cell>
          <table:table-cell office:value-type="string" table:style-name="ce4">
            <text:p>U-32;6-6</text:p>
          </table:table-cell>
          <table:table-cell office:value-type="string" table:style-name="ce4">
            <text:p>1A;1E</text:p>
          </table:table-cell>
          <table:table-cell office:value-type="string" table:style-name="ce6">
            <text:p>2A:00:6D:00:9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E</text:p>
          </table:table-cell>
          <table:table-cell office:value-type="float" office:value="121.8242" table:style-name="ce1">
            <text:p>121.8242</text:p>
          </table:table-cell>
          <table:table-cell office:value-type="float" office:value="87.070999999999998" table:style-name="ce1">
            <text:p>87.071</text:p>
          </table:table-cell>
          <table:table-cell office:value-type="string" table:style-name="ce4">
            <text:p>U-23;8-13</text:p>
          </table:table-cell>
          <table:table-cell office:value-type="string" table:style-name="ce4">
            <text:p>1C;20</text:p>
          </table:table-cell>
          <table:table-cell office:value-type="string" table:style-name="ce6">
            <text:p>2A:00:6D:73:4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133.75800000000001" table:style-name="ce1">
            <text:p>133.758</text:p>
          </table:table-cell>
          <table:table-cell office:value-type="float" office:value="86.723500000000001" table:style-name="ce1">
            <text:p>86.7235</text:p>
          </table:table-cell>
          <table:table-cell office:value-type="string" table:style-name="ce4">
            <text:p>U-23;8-13</text:p>
          </table:table-cell>
          <table:table-cell office:value-type="string" table:style-name="ce4">
            <text:p>1E;22;D5</text:p>
          </table:table-cell>
          <table:table-cell office:value-type="string" table:style-name="ce6">
            <text:p>2A:00:6D:81:6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145.21010000000001" table:style-name="ce1">
            <text:p>145.2101</text:p>
          </table:table-cell>
          <table:table-cell office:value-type="float" office:value="86.936700000000002" table:style-name="ce1">
            <text:p>86.9367</text:p>
          </table:table-cell>
          <table:table-cell office:value-type="string" table:style-name="ce4">
            <text:p>U-25;8-16</text:p>
          </table:table-cell>
          <table:table-cell office:value-type="string" table:style-name="ce4">
            <text:p>20;24</text:p>
          </table:table-cell>
          <table:table-cell office:value-type="string" table:style-name="ce6">
            <text:p>2A:00:6D:76:8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156.38749999999999" table:style-name="ce1">
            <text:p>156.3875</text:p>
          </table:table-cell>
          <table:table-cell office:value-type="float" office:value="83.651499999999999" table:style-name="ce1">
            <text:p>83.6515</text:p>
          </table:table-cell>
          <table:table-cell office:value-type="string" table:style-name="ce4">
            <text:p>1-4</text:p>
          </table:table-cell>
          <table:table-cell office:value-type="string" table:style-name="ce4">
            <text:p>22;26</text:p>
          </table:table-cell>
          <table:table-cell office:value-type="string" table:style-name="ce6">
            <text:p>2A:00:6D:33:4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163.39420000000001" table:style-name="ce1">
            <text:p>163.3942</text:p>
          </table:table-cell>
          <table:table-cell office:value-type="float" office:value="74.522800000000004" table:style-name="ce1">
            <text:p>74.5228</text:p>
          </table:table-cell>
          <table:table-cell office:value-type="string" table:style-name="ce4">
            <text:p>1-4</text:p>
          </table:table-cell>
          <table:table-cell office:value-type="string" table:style-name="ce4">
            <text:p>24;28</text:p>
          </table:table-cell>
          <table:table-cell office:value-type="string" table:style-name="ce6">
            <text:p>2A:00:6D:97:D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164.51220000000001" table:style-name="ce1">
            <text:p>164.5122</text:p>
          </table:table-cell>
          <table:table-cell office:value-type="float" office:value="63.058700000000002" table:style-name="ce1">
            <text:p>63.0587</text:p>
          </table:table-cell>
          <table:table-cell office:value-type="string" table:style-name="ce4">
            <text:p>U-61;8-4</text:p>
          </table:table-cell>
          <table:table-cell office:value-type="string" table:style-name="ce4">
            <text:p>26;2A</text:p>
          </table:table-cell>
          <table:table-cell office:value-type="string" table:style-name="ce6">
            <text:p>2A:00:6D:38:C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A</text:p>
          </table:table-cell>
          <table:table-cell office:value-type="float" office:value="164.28919999999999" table:style-name="ce1">
            <text:p>164.2892</text:p>
          </table:table-cell>
          <table:table-cell office:value-type="float" office:value="51.491700000000002" table:style-name="ce1">
            <text:p>51.4917</text:p>
          </table:table-cell>
          <table:table-cell office:value-type="string" table:style-name="ce4">
            <text:p>U-8;8-3</text:p>
          </table:table-cell>
          <table:table-cell office:value-type="string" table:style-name="ce4">
            <text:p>28;2C;CF</text:p>
          </table:table-cell>
          <table:table-cell office:value-type="string" table:style-name="ce6">
            <text:p>2A:00:6D:33:3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C</text:p>
          </table:table-cell>
          <table:table-cell office:value-type="float" office:value="164.06829999999999" table:style-name="ce1">
            <text:p>164.0683</text:p>
          </table:table-cell>
          <table:table-cell office:value-type="float" office:value="39.555900000000001" table:style-name="ce1">
            <text:p>39.5559</text:p>
          </table:table-cell>
          <table:table-cell office:value-type="string" table:style-name="ce4">
            <text:p>U-10;8-2</text:p>
          </table:table-cell>
          <table:table-cell office:value-type="string" table:style-name="ce4">
            <text:p>2A;2E</text:p>
          </table:table-cell>
          <table:table-cell office:value-type="string" table:style-name="ce6">
            <text:p>2A:00:6D:97:C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E</text:p>
          </table:table-cell>
          <table:table-cell office:value-type="float" office:value="163.6738" table:style-name="ce1">
            <text:p>163.6738</text:p>
          </table:table-cell>
          <table:table-cell office:value-type="float" office:value="27.590299999999999" table:style-name="ce1">
            <text:p>27.5903</text:p>
          </table:table-cell>
          <table:table-cell office:value-type="string" table:style-name="ce4">
            <text:p>U-10;8-2</text:p>
          </table:table-cell>
          <table:table-cell office:value-type="string" table:style-name="ce4">
            <text:p>2C;30</text:p>
          </table:table-cell>
          <table:table-cell office:value-type="string" table:style-name="ce6">
            <text:p>2A:00:6D:91:B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166.25829999999999" table:style-name="ce1">
            <text:p>166.2583</text:p>
          </table:table-cell>
          <table:table-cell office:value-type="float" office:value="16.413399999999999" table:style-name="ce1">
            <text:p>16.4134</text:p>
          </table:table-cell>
          <table:table-cell office:value-type="string" table:style-name="ce4">
            <text:p>U-10;8-2</text:p>
          </table:table-cell>
          <table:table-cell office:value-type="string" table:style-name="ce4">
            <text:p>2E;32</text:p>
          </table:table-cell>
          <table:table-cell office:value-type="string" table:style-name="ce6">
            <text:p>2A:00:6D:29:F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174.99770000000001" table:style-name="ce1">
            <text:p>174.9977</text:p>
          </table:table-cell>
          <table:table-cell office:value-type="float" office:value="8.8902000000000001" table:style-name="ce1">
            <text:p>8.8902</text:p>
          </table:table-cell>
          <table:table-cell office:value-type="string" table:style-name="ce4">
            <text:p>8-7</text:p>
          </table:table-cell>
          <table:table-cell office:value-type="string" table:style-name="ce4">
            <text:p>30;34</text:p>
          </table:table-cell>
          <table:table-cell office:value-type="string" table:style-name="ce6">
            <text:p>2A:00:6D:89:2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186.31899999999999" table:style-name="ce1">
            <text:p>186.319</text:p>
          </table:table-cell>
          <table:table-cell office:value-type="float" office:value="7.5144000000000002" table:style-name="ce1">
            <text:p>7.5144</text:p>
          </table:table-cell>
          <table:table-cell office:value-type="string" table:style-name="ce4">
            <text:p>8-7</text:p>
          </table:table-cell>
          <table:table-cell office:value-type="string" table:style-name="ce4">
            <text:p>32;36</text:p>
          </table:table-cell>
          <table:table-cell office:value-type="string" table:style-name="ce6">
            <text:p>2A:00:6D:07:1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198.0231" table:style-name="ce1">
            <text:p>198.0231</text:p>
          </table:table-cell>
          <table:table-cell office:value-type="float" office:value="8.8643000000000001" table:style-name="ce1">
            <text:p>8.8643</text:p>
          </table:table-cell>
          <table:table-cell office:value-type="string" table:style-name="ce4">
            <text:p>8-7</text:p>
          </table:table-cell>
          <table:table-cell office:value-type="string" table:style-name="ce4">
            <text:p>34;38</text:p>
          </table:table-cell>
          <table:table-cell office:value-type="string" table:style-name="ce6">
            <text:p>2A:00:6D:3B:B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206.75909999999999" table:style-name="ce1">
            <text:p>206.7591</text:p>
          </table:table-cell>
          <table:table-cell office:value-type="float" office:value="16.515599999999999" table:style-name="ce1">
            <text:p>16.5156</text:p>
          </table:table-cell>
          <table:table-cell office:value-type="string" table:style-name="ce4">
            <text:p>U-13;7-8</text:p>
          </table:table-cell>
          <table:table-cell office:value-type="string" table:style-name="ce4">
            <text:p>36;3A</text:p>
          </table:table-cell>
          <table:table-cell office:value-type="string" table:style-name="ce6">
            <text:p>2A:00:6D:86:4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A</text:p>
          </table:table-cell>
          <table:table-cell office:value-type="float" office:value="209.32490000000001" table:style-name="ce1">
            <text:p>209.3249</text:p>
          </table:table-cell>
          <table:table-cell office:value-type="float" office:value="27.967700000000001" table:style-name="ce1">
            <text:p>27.9677</text:p>
          </table:table-cell>
          <table:table-cell office:value-type="string" table:style-name="ce4">
            <text:p>U-16;7-5</text:p>
          </table:table-cell>
          <table:table-cell office:value-type="string" table:style-name="ce4">
            <text:p>30;3C</text:p>
          </table:table-cell>
          <table:table-cell office:value-type="string" table:style-name="ce6">
            <text:p>2A:00:6D:0B:1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C</text:p>
          </table:table-cell>
          <table:table-cell office:value-type="float" office:value="209.63210000000001" table:style-name="ce1">
            <text:p>209.6321</text:p>
          </table:table-cell>
          <table:table-cell office:value-type="float" office:value="39.570900000000002" table:style-name="ce1">
            <text:p>39.5709</text:p>
          </table:table-cell>
          <table:table-cell office:value-type="string" table:style-name="ce4">
            <text:p>U-17;7-7</text:p>
          </table:table-cell>
          <table:table-cell office:value-type="string" table:style-name="ce4">
            <text:p>3A;3E</text:p>
          </table:table-cell>
          <table:table-cell office:value-type="string" table:style-name="ce6">
            <text:p>2A:00:6D:0D:8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E</text:p>
          </table:table-cell>
          <table:table-cell office:value-type="float" office:value="209.65960000000001" table:style-name="ce1">
            <text:p>209.6596</text:p>
          </table:table-cell>
          <table:table-cell office:value-type="float" office:value="51.482900000000001" table:style-name="ce1">
            <text:p>51.4829</text:p>
          </table:table-cell>
          <table:table-cell office:value-type="string" table:style-name="ce4">
            <text:p>U-17;7-7</text:p>
          </table:table-cell>
          <table:table-cell office:value-type="string" table:style-name="ce4">
            <text:p>3C;40</text:p>
          </table:table-cell>
          <table:table-cell office:value-type="string" table:style-name="ce6">
            <text:p>2A:00:6D:8F:8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209.66820000000001" table:style-name="ce1">
            <text:p>209.6682</text:p>
          </table:table-cell>
          <table:table-cell office:value-type="float" office:value="62.884099999999997" table:style-name="ce1">
            <text:p>62.8841</text:p>
          </table:table-cell>
          <table:table-cell office:value-type="string" table:style-name="ce4">
            <text:p>7-13</text:p>
          </table:table-cell>
          <table:table-cell office:value-type="string" table:style-name="ce4">
            <text:p>3E;42</text:p>
          </table:table-cell>
          <table:table-cell office:value-type="string" table:style-name="ce6">
            <text:p>2A:00:6D:08:3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209.6942" table:style-name="ce1">
            <text:p>209.6942</text:p>
          </table:table-cell>
          <table:table-cell office:value-type="float" office:value="74.764899999999997" table:style-name="ce1">
            <text:p>74.7649</text:p>
          </table:table-cell>
          <table:table-cell office:value-type="string" table:style-name="ce4">
            <text:p>7-13</text:p>
          </table:table-cell>
          <table:table-cell office:value-type="string" table:style-name="ce4">
            <text:p>40;44</text:p>
          </table:table-cell>
          <table:table-cell office:value-type="string" table:style-name="ce6">
            <text:p>2A:00:6D:58:5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205.03290000000001" table:style-name="ce1">
            <text:p>205.0329</text:p>
          </table:table-cell>
          <table:table-cell office:value-type="float" office:value="85.053299999999993" table:style-name="ce1">
            <text:p>85.0533</text:p>
          </table:table-cell>
          <table:table-cell office:value-type="string" table:style-name="ce4">
            <text:p>7-13</text:p>
          </table:table-cell>
          <table:table-cell office:value-type="string" table:style-name="ce4">
            <text:p>42;46</text:p>
          </table:table-cell>
          <table:table-cell office:value-type="string" table:style-name="ce6">
            <text:p>2A:00:6D:93:7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194.6859" table:style-name="ce1">
            <text:p>194.6859</text:p>
          </table:table-cell>
          <table:table-cell office:value-type="float" office:value="90.518000000000001" table:style-name="ce1">
            <text:p>90.518</text:p>
          </table:table-cell>
          <table:table-cell office:value-type="string" table:style-name="ce4">
            <text:p>U-19;8-11</text:p>
          </table:table-cell>
          <table:table-cell office:value-type="string" table:style-name="ce4">
            <text:p>44;48</text:p>
          </table:table-cell>
          <table:table-cell office:value-type="string" table:style-name="ce6">
            <text:p>2A:00:6D:3A:A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182.70590000000001" table:style-name="ce1">
            <text:p>182.7059</text:p>
          </table:table-cell>
          <table:table-cell office:value-type="float" office:value="90.662899999999993" table:style-name="ce1">
            <text:p>90.6629</text:p>
          </table:table-cell>
          <table:table-cell office:value-type="string" table:style-name="ce4">
            <text:p>U-19;8-11</text:p>
          </table:table-cell>
          <table:table-cell office:value-type="string" table:style-name="ce4">
            <text:p>46;49</text:p>
          </table:table-cell>
          <table:table-cell office:value-type="string" table:style-name="ce6">
            <text:p>2A:00:6D:5A:D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177.36799999999999" table:style-name="ce1">
            <text:p>177.368</text:p>
          </table:table-cell>
          <table:table-cell office:value-type="float" office:value="90.268000000000001" table:style-name="ce1">
            <text:p>90.268</text:p>
          </table:table-cell>
          <table:table-cell office:value-type="string" table:style-name="ce4">
            <text:p>U-20</text:p>
          </table:table-cell>
          <table:table-cell office:value-type="string" table:style-name="ce4">
            <text:p>48;4B</text:p>
          </table:table-cell>
          <table:table-cell office:value-type="string" table:style-name="ce6">
            <text:p>2A:00:6D:BD:F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52.506999999999998" table:style-name="ce1">
            <text:p>52.507</text:p>
          </table:table-cell>
          <table:table-cell office:value-type="float" office:value="66.775000000000006" table:style-name="ce1">
            <text:p>66.775</text:p>
          </table:table-cell>
          <table:table-cell office:value-type="string" table:style-name="ce4">
            <text:p>U-60;3-16</text:p>
          </table:table-cell>
          <table:table-cell office:value-type="string" table:style-name="ce4">
            <text:p>0E;146</text:p>
          </table:table-cell>
          <table:table-cell office:value-type="string" table:style-name="ce1">
            <text:p>2A:00:6D:9D:E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56.759" table:style-name="ce1">
            <text:p>56.759</text:p>
          </table:table-cell>
          <table:table-cell office:value-type="float" office:value="77.894999999999996" table:style-name="ce1">
            <text:p>77.895</text:p>
          </table:table-cell>
          <table:table-cell office:value-type="string" table:style-name="ce4">
            <text:p>U-60;3-16</text:p>
          </table:table-cell>
          <table:table-cell office:value-type="string" table:style-name="ce4">
            <text:p>145;147</text:p>
          </table:table-cell>
          <table:table-cell office:value-type="string" table:style-name="ce1">
            <text:p>2A:00:6D:0F:A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float" office:value="42.155999999999999" table:style-name="ce1">
            <text:p>42.156</text:p>
          </table:table-cell>
          <table:table-cell office:value-type="float" office:value="82.850999999999999" table:style-name="ce1">
            <text:p>82.851</text:p>
          </table:table-cell>
          <table:table-cell office:value-type="string" table:style-name="ce4">
            <text:p>U-35;1-6</text:p>
          </table:table-cell>
          <table:table-cell office:value-type="string" table:style-name="ce4">
            <text:p>146;148;152</text:p>
          </table:table-cell>
          <table:table-cell office:value-type="string" table:style-name="ce1">
            <text:p>2A:00:6D:90:2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float" office:value="78.876999999999995" table:style-name="ce1">
            <text:p>78.877</text:p>
          </table:table-cell>
          <table:table-cell office:value-type="float" office:value="83.531000000000006" table:style-name="ce1">
            <text:p>83.531</text:p>
          </table:table-cell>
          <table:table-cell office:value-type="string" table:style-name="ce4">
            <text:p>3-4</text:p>
          </table:table-cell>
          <table:table-cell office:value-type="string" table:style-name="ce4">
            <text:p>147;149</text:p>
          </table:table-cell>
          <table:table-cell office:value-type="string" table:style-name="ce1">
            <text:p>2A:00:6C:EC:7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float" office:value="90.807000000000002" table:style-name="ce1">
            <text:p>90.807</text:p>
          </table:table-cell>
          <table:table-cell office:value-type="float" office:value="83.411000000000001" table:style-name="ce1">
            <text:p>83.411</text:p>
          </table:table-cell>
          <table:table-cell office:value-type="string" table:style-name="ce4">
            <text:p>3-4</text:p>
          </table:table-cell>
          <table:table-cell office:value-type="string" table:style-name="ce4">
            <text:p>148;149</text:p>
          </table:table-cell>
          <table:table-cell office:value-type="string" table:style-name="ce1">
            <text:p>2A:00:6D:BA:1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4A</text:p>
          </table:table-cell>
          <table:table-cell office:value-type="float" office:value="102.657" table:style-name="ce1">
            <text:p>102.657</text:p>
          </table:table-cell>
          <table:table-cell office:value-type="float" office:value="83.34" table:style-name="ce1">
            <text:p>83.34</text:p>
          </table:table-cell>
          <table:table-cell office:value-type="string" table:style-name="ce4">
            <text:p>6-7</text:p>
          </table:table-cell>
          <table:table-cell office:value-type="string" table:style-name="ce4">
            <text:p>149;14B</text:p>
          </table:table-cell>
          <table:table-cell office:value-type="string" table:style-name="ce1">
            <text:p>2A:00:6D:38:1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4B</text:p>
          </table:table-cell>
          <table:table-cell office:value-type="float" office:value="114.64400000000001" table:style-name="ce1">
            <text:p>114.644</text:p>
          </table:table-cell>
          <table:table-cell office:value-type="float" office:value="83.244" table:style-name="ce1">
            <text:p>83.244</text:p>
          </table:table-cell>
          <table:table-cell office:value-type="string" table:style-name="ce4">
            <text:p>6-7</text:p>
          </table:table-cell>
          <table:table-cell office:value-type="string" table:style-name="ce4">
            <text:p>14A;14C</text:p>
          </table:table-cell>
          <table:table-cell office:value-type="string" table:style-name="ce1">
            <text:p>2A:00:6D:BA:0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4C</text:p>
          </table:table-cell>
          <table:table-cell office:value-type="float" office:value="126.649" table:style-name="ce1">
            <text:p>126.649</text:p>
          </table:table-cell>
          <table:table-cell office:value-type="float" office:value="83.180999999999997" table:style-name="ce1">
            <text:p>83.181</text:p>
          </table:table-cell>
          <table:table-cell office:value-type="string" table:style-name="ce4">
            <text:p>6-2</text:p>
          </table:table-cell>
          <table:table-cell office:value-type="string" table:style-name="ce4">
            <text:p>14B;14D</text:p>
          </table:table-cell>
          <table:table-cell office:value-type="string" table:style-name="ce1">
            <text:p>2A:00:6D:5D:3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4D</text:p>
          </table:table-cell>
          <table:table-cell office:value-type="float" office:value="138.471" table:style-name="ce1">
            <text:p>138.471</text:p>
          </table:table-cell>
          <table:table-cell office:value-type="float" office:value="82.855999999999995" table:style-name="ce1">
            <text:p>82.856</text:p>
          </table:table-cell>
          <table:table-cell office:value-type="string" table:style-name="ce4">
            <text:p>6-2</text:p>
          </table:table-cell>
          <table:table-cell office:value-type="string" table:style-name="ce4">
            <text:p>14C;158</text:p>
          </table:table-cell>
          <table:table-cell office:value-type="string" table:style-name="ce1">
            <text:p>2A:00:6D:7D:2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float" office:value="142.66900000000001" table:style-name="ce1">
            <text:p>142.669</text:p>
          </table:table-cell>
          <table:table-cell office:value-type="float" office:value="83.054000000000002" table:style-name="ce1">
            <text:p>83.054</text:p>
          </table:table-cell>
          <table:table-cell office:value-type="string" table:style-name="ce4">
            <text:p>U-26</text:p>
          </table:table-cell>
          <table:table-cell office:value-type="string" table:style-name="ce4">
            <text:p>14D;14E</text:p>
          </table:table-cell>
          <table:table-cell office:value-type="string" table:style-name="ce1">
            <text:p>2A:00:6D:8A:8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4E</text:p>
          </table:table-cell>
          <table:table-cell office:value-type="float" office:value="150.583" table:style-name="ce1">
            <text:p>150.583</text:p>
          </table:table-cell>
          <table:table-cell office:value-type="float" office:value="82.39" table:style-name="ce1">
            <text:p>82.39</text:p>
          </table:table-cell>
          <table:table-cell office:value-type="string" table:style-name="ce4">
            <text:p>U-26</text:p>
          </table:table-cell>
          <table:table-cell office:value-type="string" table:style-name="ce4">
            <text:p>14F;158;159</text:p>
          </table:table-cell>
          <table:table-cell office:value-type="string" table:style-name="ce1">
            <text:p>2A:00:6D:C1:B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4F</text:p>
          </table:table-cell>
          <table:table-cell office:value-type="float" office:value="160.17099999999999" table:style-name="ce1">
            <text:p>160.171</text:p>
          </table:table-cell>
          <table:table-cell office:value-type="float" office:value="77.049000000000007" table:style-name="ce1">
            <text:p>77.049</text:p>
          </table:table-cell>
          <table:table-cell office:value-type="string" table:style-name="ce4">
            <text:p>U-61;8-4</text:p>
          </table:table-cell>
          <table:table-cell office:value-type="string" table:style-name="ce4">
            <text:p>14E;150</text:p>
          </table:table-cell>
          <table:table-cell office:value-type="string" table:style-name="ce1">
            <text:p>2A:00:6C:F7:9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161.71899999999999" table:style-name="ce1">
            <text:p>161.719</text:p>
          </table:table-cell>
          <table:table-cell office:value-type="float" office:value="74.606999999999999" table:style-name="ce1">
            <text:p>74.607</text:p>
          </table:table-cell>
          <table:table-cell office:value-type="string" table:style-name="ce4">
            <text:p>U-61;8-4</text:p>
          </table:table-cell>
          <table:table-cell office:value-type="string" table:style-name="ce4">
            <text:p>14F;151</text:p>
          </table:table-cell>
          <table:table-cell office:value-type="string" table:style-name="ce1">
            <text:p>2A:00:6D:73:9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float" office:value="163.52600000000001" table:style-name="ce1">
            <text:p>163.526</text:p>
          </table:table-cell>
          <table:table-cell office:value-type="float" office:value="68.522000000000006" table:style-name="ce1">
            <text:p>68.522</text:p>
          </table:table-cell>
          <table:table-cell office:value-type="string" table:style-name="ce4">
            <text:p>U-61;8-4</text:p>
          </table:table-cell>
          <table:table-cell office:value-type="string" table:style-name="ce4">
            <text:p>150;28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float" office:value="76.323999999999998" table:style-name="ce1">
            <text:p>76.324</text:p>
          </table:table-cell>
          <table:table-cell office:value-type="float" office:value="82.126000000000005" table:style-name="ce1">
            <text:p>82.126</text:p>
          </table:table-cell>
          <table:table-cell office:value-type="string" table:style-name="ce4">
            <text:p>U-36;1-5</text:p>
          </table:table-cell>
          <table:table-cell office:value-type="string" table:style-name="ce4">
            <text:p>147;153;15A</text:p>
          </table:table-cell>
          <table:table-cell office:value-type="string" table:style-name="ce1">
            <text:p>2A:00:6D:59:8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float" office:value="88.293999999999997" table:style-name="ce1">
            <text:p>88.294</text:p>
          </table:table-cell>
          <table:table-cell office:value-type="float" office:value="81.198999999999998" table:style-name="ce1">
            <text:p>81.199</text:p>
          </table:table-cell>
          <table:table-cell office:value-type="string" table:style-name="ce4">
            <text:p>3-3</text:p>
          </table:table-cell>
          <table:table-cell office:value-type="string" table:style-name="ce4">
            <text:p>152;154</text:p>
          </table:table-cell>
          <table:table-cell office:value-type="string" table:style-name="ce1">
            <text:p>2A:00:6D:9C:4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float" office:value="99.888999999999996" table:style-name="ce1">
            <text:p>99.889</text:p>
          </table:table-cell>
          <table:table-cell office:value-type="float" office:value="81.087999999999994" table:style-name="ce1">
            <text:p>81.088</text:p>
          </table:table-cell>
          <table:table-cell office:value-type="string" table:style-name="ce4">
            <text:p>3-2</text:p>
          </table:table-cell>
          <table:table-cell office:value-type="string" table:style-name="ce4">
            <text:p>153;155</text:p>
          </table:table-cell>
          <table:table-cell office:value-type="string" table:style-name="ce1">
            <text:p>2A:00:6D:11:4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float" office:value="111.956" table:style-name="ce1">
            <text:p>111.956</text:p>
          </table:table-cell>
          <table:table-cell office:value-type="float" office:value="81.182000000000002" table:style-name="ce1">
            <text:p>81.182</text:p>
          </table:table-cell>
          <table:table-cell office:value-type="string" table:style-name="ce4">
            <text:p>3-2</text:p>
          </table:table-cell>
          <table:table-cell office:value-type="string" table:style-name="ce4">
            <text:p>154;156</text:p>
          </table:table-cell>
          <table:table-cell office:value-type="string" table:style-name="ce1">
            <text:p>2A:00:6D:33:8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float" office:value="123.629" table:style-name="ce1">
            <text:p>123.629</text:p>
          </table:table-cell>
          <table:table-cell office:value-type="float" office:value="81.254999999999995" table:style-name="ce1">
            <text:p>81.255</text:p>
          </table:table-cell>
          <table:table-cell office:value-type="string" table:style-name="ce4">
            <text:p>6-3</text:p>
          </table:table-cell>
          <table:table-cell office:value-type="string" table:style-name="ce4">
            <text:p>155;157</text:p>
          </table:table-cell>
          <table:table-cell office:value-type="string" table:style-name="ce1">
            <text:p>2A:00:6D:96:6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float" office:value="134.09399999999999" table:style-name="ce1">
            <text:p>134.094</text:p>
          </table:table-cell>
          <table:table-cell office:value-type="float" office:value="80.98" table:style-name="ce1">
            <text:p>80.98</text:p>
          </table:table-cell>
          <table:table-cell office:value-type="string" table:style-name="ce4">
            <text:p>U-27</text:p>
          </table:table-cell>
          <table:table-cell office:value-type="string" table:style-name="ce4">
            <text:p>156;159</text:p>
          </table:table-cell>
          <table:table-cell office:value-type="string" table:style-name="ce1">
            <text:p>2A:00:6D:29:9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float" office:value="142.58699999999999" table:style-name="ce1">
            <text:p>142.587</text:p>
          </table:table-cell>
          <table:table-cell office:value-type="float" office:value="82.064999999999998" table:style-name="ce1">
            <text:p>82.065</text:p>
          </table:table-cell>
          <table:table-cell office:value-type="string" table:style-name="ce4">
            <text:p>U-26;8-15</text:p>
          </table:table-cell>
          <table:table-cell office:value-type="string" table:style-name="ce4">
            <text:p>157;14E;15F</text:p>
          </table:table-cell>
          <table:table-cell office:value-type="string" table:style-name="ce1">
            <text:p>2A:00:6D:69:B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5A</text:p>
          </table:table-cell>
          <table:table-cell office:value-type="float" office:value="85.198999999999998" table:style-name="ce1">
            <text:p>85.199</text:p>
          </table:table-cell>
          <table:table-cell office:value-type="float" office:value="79.563000000000002" table:style-name="ce1">
            <text:p>79.563</text:p>
          </table:table-cell>
          <table:table-cell office:value-type="string" table:style-name="ce4">
            <text:p>U-37;4-2</text:p>
          </table:table-cell>
          <table:table-cell office:value-type="string" table:style-name="ce4">
            <text:p>152;15B;160</text:p>
          </table:table-cell>
          <table:table-cell office:value-type="string" table:style-name="ce1">
            <text:p>2A:00:6D:26:F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5B</text:p>
          </table:table-cell>
          <table:table-cell office:value-type="float" office:value="96.736999999999995" table:style-name="ce1">
            <text:p>96.737</text:p>
          </table:table-cell>
          <table:table-cell office:value-type="float" office:value="79.186999999999998" table:style-name="ce1">
            <text:p>79.187</text:p>
          </table:table-cell>
          <table:table-cell office:value-type="string" table:style-name="ce4">
            <text:p>3-1</text:p>
          </table:table-cell>
          <table:table-cell office:value-type="string" table:style-name="ce4">
            <text:p>15A;15C</text:p>
          </table:table-cell>
          <table:table-cell office:value-type="string" table:style-name="ce1">
            <text:p>2A:00:6D:80:C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5C</text:p>
          </table:table-cell>
          <table:table-cell office:value-type="float" office:value="108.505" table:style-name="ce1">
            <text:p>108.505</text:p>
          </table:table-cell>
          <table:table-cell office:value-type="float" office:value="79.375" table:style-name="ce1">
            <text:p>79.375</text:p>
          </table:table-cell>
          <table:table-cell office:value-type="string" table:style-name="ce4">
            <text:p>6-8</text:p>
          </table:table-cell>
          <table:table-cell office:value-type="string" table:style-name="ce4">
            <text:p>15B;15D</text:p>
          </table:table-cell>
          <table:table-cell office:value-type="string" table:style-name="ce1">
            <text:p>2A:00:6D:7D:A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5D</text:p>
          </table:table-cell>
          <table:table-cell office:value-type="float" office:value="120.41" table:style-name="ce1">
            <text:p>120.41</text:p>
          </table:table-cell>
          <table:table-cell office:value-type="float" office:value="79.337999999999994" table:style-name="ce1">
            <text:p>79.338</text:p>
          </table:table-cell>
          <table:table-cell office:value-type="string" table:style-name="ce4">
            <text:p>6-8</text:p>
          </table:table-cell>
          <table:table-cell office:value-type="string" table:style-name="ce4">
            <text:p>15C;15E</text:p>
          </table:table-cell>
          <table:table-cell office:value-type="string" table:style-name="ce1">
            <text:p>2A:00:6D:7F:3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5E</text:p>
          </table:table-cell>
          <table:table-cell office:value-type="float" office:value="128.673" table:style-name="ce1">
            <text:p>128.673</text:p>
          </table:table-cell>
          <table:table-cell office:value-type="float" office:value="79.316000000000003" table:style-name="ce1">
            <text:p>79.316</text:p>
          </table:table-cell>
          <table:table-cell office:value-type="string" table:style-name="ce4">
            <text:p>6-8</text:p>
          </table:table-cell>
          <table:table-cell office:value-type="string" table:style-name="ce4">
            <text:p>15D;15F</text:p>
          </table:table-cell>
          <table:table-cell office:value-type="string" table:style-name="ce1">
            <text:p>2A:00:6D:93:D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5F</text:p>
          </table:table-cell>
          <table:table-cell office:value-type="float" office:value="134.309" table:style-name="ce1">
            <text:p>134.309</text:p>
          </table:table-cell>
          <table:table-cell office:value-type="float" office:value="80.183000000000007" table:style-name="ce1">
            <text:p>80.183</text:p>
          </table:table-cell>
          <table:table-cell office:value-type="string" table:style-name="ce4">
            <text:p>U-27</text:p>
          </table:table-cell>
          <table:table-cell office:value-type="string" table:style-name="ce4">
            <text:p>15E;159</text:p>
          </table:table-cell>
          <table:table-cell office:value-type="string" table:style-name="ce1">
            <text:p>2A:00:6D:BF:5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float" office:value="93.677000000000007" table:style-name="ce1">
            <text:p>93.677</text:p>
          </table:table-cell>
          <table:table-cell office:value-type="float" office:value="77.671000000000006" table:style-name="ce1">
            <text:p>77.671</text:p>
          </table:table-cell>
          <table:table-cell office:value-type="string" table:style-name="ce4">
            <text:p>U-38;5-8</text:p>
          </table:table-cell>
          <table:table-cell office:value-type="string" table:style-name="ce4">
            <text:p>15A;161;166</text:p>
          </table:table-cell>
          <table:table-cell office:value-type="string" table:style-name="ce1">
            <text:p>2A:00:6D:0B:6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float" office:value="105.694" table:style-name="ce1">
            <text:p>105.694</text:p>
          </table:table-cell>
          <table:table-cell office:value-type="float" office:value="77.099000000000004" table:style-name="ce1">
            <text:p>77.099</text:p>
          </table:table-cell>
          <table:table-cell office:value-type="string" table:style-name="ce4">
            <text:p>U-42;5-5</text:p>
          </table:table-cell>
          <table:table-cell office:value-type="string" table:style-name="ce4">
            <text:p>160;162</text:p>
          </table:table-cell>
          <table:table-cell office:value-type="string" table:style-name="ce1">
            <text:p>2A:00:6D:99:C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float" office:value="117.616" table:style-name="ce1">
            <text:p>117.616</text:p>
          </table:table-cell>
          <table:table-cell office:value-type="float" office:value="77.149000000000001" table:style-name="ce1">
            <text:p>77.149</text:p>
          </table:table-cell>
          <table:table-cell office:value-type="string" table:style-name="ce4">
            <text:p>U-42;5-5</text:p>
          </table:table-cell>
          <table:table-cell office:value-type="string" table:style-name="ce4">
            <text:p>161;163</text:p>
          </table:table-cell>
          <table:table-cell office:value-type="string" table:style-name="ce1">
            <text:p>2A:00:6D:92:3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float" office:value="129.40299999999999" table:style-name="ce1">
            <text:p>129.403</text:p>
          </table:table-cell>
          <table:table-cell office:value-type="float" office:value="77.204999999999998" table:style-name="ce1">
            <text:p>77.205</text:p>
          </table:table-cell>
          <table:table-cell office:value-type="string" table:style-name="ce4">
            <text:p>U-42;5-5</text:p>
          </table:table-cell>
          <table:table-cell office:value-type="string" table:style-name="ce4">
            <text:p>162;164</text:p>
          </table:table-cell>
          <table:table-cell office:value-type="string" table:style-name="ce1">
            <text:p>2A:00:6D:24:0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float" office:value="141.60599999999999" table:style-name="ce1">
            <text:p>141.606</text:p>
          </table:table-cell>
          <table:table-cell office:value-type="float" office:value="77.126999999999995" table:style-name="ce1">
            <text:p>77.127</text:p>
          </table:table-cell>
          <table:table-cell office:value-type="string" table:style-name="ce4">
            <text:p>U-42;5-5</text:p>
          </table:table-cell>
          <table:table-cell office:value-type="string" table:style-name="ce4">
            <text:p>163;165</text:p>
          </table:table-cell>
          <table:table-cell office:value-type="string" table:style-name="ce1">
            <text:p>2A:00:6D:78:7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float" office:value="153.25800000000001" table:style-name="ce1">
            <text:p>153.258</text:p>
          </table:table-cell>
          <table:table-cell office:value-type="float" office:value="76.938999999999993" table:style-name="ce1">
            <text:p>76.939</text:p>
          </table:table-cell>
          <table:table-cell office:value-type="string" table:style-name="ce4">
            <text:p>U-28;7-4</text:p>
          </table:table-cell>
          <table:table-cell office:value-type="string" table:style-name="ce4">
            <text:p>164;171</text:p>
          </table:table-cell>
          <table:table-cell office:value-type="string" table:style-name="ce1">
            <text:p>2A:00:6D:C1:2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71</text:p>
          </table:table-cell>
          <table:table-cell office:value-type="float" office:value="156.25800000000001" table:formula="of:=153.258+3" table:style-name="ce1">
            <text:p>156.258</text:p>
          </table:table-cell>
          <table:table-cell office:value-type="float" office:value="76.938999999999993" table:style-name="ce1">
            <text:p>76.939</text:p>
          </table:table-cell>
          <table:table-cell office:value-type="string" table:style-name="ce4">
            <text:p>U-28;7-4</text:p>
          </table:table-cell>
          <table:table-cell office:value-type="float" office:value="165" table:style-name="ce1">
            <text:p>165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float" office:value="102.04" table:style-name="ce1">
            <text:p>102.04</text:p>
          </table:table-cell>
          <table:table-cell office:value-type="float" office:value="75.683999999999997" table:style-name="ce1">
            <text:p>75.684</text:p>
          </table:table-cell>
          <table:table-cell office:value-type="string" table:style-name="ce4">
            <text:p>U-39;5-7</text:p>
          </table:table-cell>
          <table:table-cell office:value-type="string" table:style-name="ce4">
            <text:p>160;167;16C</text:p>
          </table:table-cell>
          <table:table-cell office:value-type="string" table:style-name="ce1">
            <text:p>2A:00:6D:6D:2C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float" office:value="113.753" table:style-name="ce1">
            <text:p>113.753</text:p>
          </table:table-cell>
          <table:table-cell office:value-type="float" office:value="75.087000000000003" table:style-name="ce1">
            <text:p>75.087</text:p>
          </table:table-cell>
          <table:table-cell office:value-type="string" table:style-name="ce4">
            <text:p>U-41;5-66</text:p>
          </table:table-cell>
          <table:table-cell office:value-type="string" table:style-name="ce4">
            <text:p>166;168</text:p>
          </table:table-cell>
          <table:table-cell office:value-type="string" table:style-name="ce1">
            <text:p>2A:00:6D:6A:0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float" office:value="125.77800000000001" table:style-name="ce1">
            <text:p>125.778</text:p>
          </table:table-cell>
          <table:table-cell office:value-type="float" office:value="75.195999999999998" table:style-name="ce1">
            <text:p>75.196</text:p>
          </table:table-cell>
          <table:table-cell office:value-type="string" table:style-name="ce4">
            <text:p>U-41;5-66</text:p>
          </table:table-cell>
          <table:table-cell office:value-type="string" table:style-name="ce4">
            <text:p>167;169</text:p>
          </table:table-cell>
          <table:table-cell office:value-type="string" table:style-name="ce1">
            <text:p>2A:00:6D:26:1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float" office:value="137.55799999999999" table:style-name="ce1">
            <text:p>137.558</text:p>
          </table:table-cell>
          <table:table-cell office:value-type="float" office:value="75.067999999999998" table:style-name="ce1">
            <text:p>75.068</text:p>
          </table:table-cell>
          <table:table-cell office:value-type="string" table:style-name="ce4">
            <text:p>U-41;5-66</text:p>
          </table:table-cell>
          <table:table-cell office:value-type="string" table:style-name="ce4">
            <text:p>168;16A</text:p>
          </table:table-cell>
          <table:table-cell office:value-type="string" table:style-name="ce1">
            <text:p>2A:00:6D:C3:E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6A</text:p>
          </table:table-cell>
          <table:table-cell office:value-type="float" office:value="149.38" table:style-name="ce1">
            <text:p>149.38</text:p>
          </table:table-cell>
          <table:table-cell office:value-type="float" office:value="74.75" table:style-name="ce1">
            <text:p>74.75</text:p>
          </table:table-cell>
          <table:table-cell office:value-type="string" table:style-name="ce4">
            <text:p>U-29;7-3</text:p>
          </table:table-cell>
          <table:table-cell office:value-type="string" table:style-name="ce4">
            <text:p>169;16B</text:p>
          </table:table-cell>
          <table:table-cell office:value-type="string" table:style-name="ce1">
            <text:p>2A:00:6C:F1:37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6B</text:p>
          </table:table-cell>
          <table:table-cell office:value-type="float" office:value="156.88" table:formula="of:=149.38+7.5" table:style-name="ce1">
            <text:p>156.88</text:p>
          </table:table-cell>
          <table:table-cell office:value-type="float" office:value="74.75" table:style-name="ce1">
            <text:p>74.75</text:p>
          </table:table-cell>
          <table:table-cell office:value-type="string" table:style-name="ce4">
            <text:p>U-29;7-3</text:p>
          </table:table-cell>
          <table:table-cell office:value-type="string" table:style-name="ce4">
            <text:p>16A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6C</text:p>
          </table:table-cell>
          <table:table-cell office:value-type="float" office:value="113.742" table:style-name="ce1">
            <text:p>113.742</text:p>
          </table:table-cell>
          <table:table-cell office:value-type="float" office:value="73.113" table:style-name="ce1">
            <text:p>73.113</text:p>
          </table:table-cell>
          <table:table-cell office:value-type="string" table:style-name="ce4">
            <text:p>U-40;7-1</text:p>
          </table:table-cell>
          <table:table-cell office:value-type="string" table:style-name="ce4">
            <text:p>166;16D</text:p>
          </table:table-cell>
          <table:table-cell office:value-type="string" table:style-name="ce1">
            <text:p>2A:00:6C:FC:6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6D</text:p>
          </table:table-cell>
          <table:table-cell office:value-type="float" office:value="125.504" table:style-name="ce1">
            <text:p>125.504</text:p>
          </table:table-cell>
          <table:table-cell office:value-type="float" office:value="73.227000000000004" table:style-name="ce1">
            <text:p>73.227</text:p>
          </table:table-cell>
          <table:table-cell office:value-type="string" table:style-name="ce4">
            <text:p>U-40;7-1</text:p>
          </table:table-cell>
          <table:table-cell office:value-type="string" table:style-name="ce4">
            <text:p>16C;16E</text:p>
          </table:table-cell>
          <table:table-cell office:value-type="string" table:style-name="ce1">
            <text:p>2A:00:6D:61:DF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6E</text:p>
          </table:table-cell>
          <table:table-cell office:value-type="float" office:value="137.17599999999999" table:style-name="ce1">
            <text:p>137.176</text:p>
          </table:table-cell>
          <table:table-cell office:value-type="float" office:value="73.391000000000005" table:style-name="ce1">
            <text:p>73.391</text:p>
          </table:table-cell>
          <table:table-cell office:value-type="string" table:style-name="ce4">
            <text:p>U-40;7-1</text:p>
          </table:table-cell>
          <table:table-cell office:value-type="string" table:style-name="ce4">
            <text:p>16D;16F</text:p>
          </table:table-cell>
          <table:table-cell office:value-type="string" table:style-name="ce1">
            <text:p>2A:00:6D:32:5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6F</text:p>
          </table:table-cell>
          <table:table-cell office:value-type="float" office:value="149.04900000000001" table:style-name="ce1">
            <text:p>149.049</text:p>
          </table:table-cell>
          <table:table-cell office:value-type="float" office:value="72.882000000000005" table:style-name="ce1">
            <text:p>72.882</text:p>
          </table:table-cell>
          <table:table-cell office:value-type="string" table:style-name="ce4">
            <text:p>U-30;7-2</text:p>
          </table:table-cell>
          <table:table-cell office:value-type="string" table:style-name="ce4">
            <text:p>16E;170</text:p>
          </table:table-cell>
          <table:table-cell office:value-type="string" table:style-name="ce1">
            <text:p>2A:00:6C:EF:B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70</text:p>
          </table:table-cell>
          <table:table-cell office:value-type="float" office:value="158.17400000000001" table:formula="of:=149.049 + (9+2/16)" table:style-name="ce1">
            <text:p>158.174</text:p>
          </table:table-cell>
          <table:table-cell office:value-type="float" office:value="72.882000000000005" table:style-name="ce1">
            <text:p>72.882</text:p>
          </table:table-cell>
          <table:table-cell office:value-type="string" table:style-name="ce4">
            <text:p>U-30;7-2</text:p>
          </table:table-cell>
          <table:table-cell office:value-type="string" table:style-name="ce4">
            <text:p>16F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84.46" table:style-name="ce1">
            <text:p>84.46</text:p>
          </table:table-cell>
          <table:table-cell office:value-type="float" office:value="64.450999999999993" table:style-name="ce1">
            <text:p>64.451</text:p>
          </table:table-cell>
          <table:table-cell office:value-type="string" table:style-name="ce4">
            <text:p>3-4</text:p>
          </table:table-cell>
          <table:table-cell office:value-type="string" table:style-name="ce4">
            <text:p>98;138</text:p>
          </table:table-cell>
          <table:table-cell office:value-type="string" table:style-name="ce1">
            <text:p>03:00:00:7C:3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96.29" table:style-name="ce1">
            <text:p>96.29</text:p>
          </table:table-cell>
          <table:table-cell office:value-type="float" office:value="63.307000000000002" table:style-name="ce1">
            <text:p>63.307</text:p>
          </table:table-cell>
          <table:table-cell office:value-type="string" table:style-name="ce4">
            <text:p>4-10;5-1</text:p>
          </table:table-cell>
          <table:table-cell office:value-type="string" table:style-name="ce4">
            <text:p>137;139</text:p>
          </table:table-cell>
          <table:table-cell office:value-type="string" table:style-name="ce1">
            <text:p>03:00:01:71:8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108.181" table:style-name="ce1">
            <text:p>108.181</text:p>
          </table:table-cell>
          <table:table-cell office:value-type="float" office:value="63.603999999999999" table:style-name="ce1">
            <text:p>63.604</text:p>
          </table:table-cell>
          <table:table-cell office:value-type="string" table:style-name="ce4">
            <text:p>4-10;5-1</text:p>
          </table:table-cell>
          <table:table-cell office:value-type="string" table:style-name="ce4">
            <text:p>138;13A</text:p>
          </table:table-cell>
          <table:table-cell office:value-type="string" table:style-name="ce1">
            <text:p>03:00:02:4C:5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3A</text:p>
          </table:table-cell>
          <table:table-cell office:value-type="float" office:value="119.952" table:style-name="ce1">
            <text:p>119.952</text:p>
          </table:table-cell>
          <table:table-cell office:value-type="float" office:value="63.811999999999998" table:style-name="ce1">
            <text:p>63.812</text:p>
          </table:table-cell>
          <table:table-cell office:value-type="string" table:style-name="ce4">
            <text:p>4-10;5-1</text:p>
          </table:table-cell>
          <table:table-cell office:value-type="string" table:style-name="ce4">
            <text:p>139;13B</text:p>
          </table:table-cell>
          <table:table-cell office:value-type="string" table:style-name="ce1">
            <text:p>03:00:01:3B:5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3B</text:p>
          </table:table-cell>
          <table:table-cell office:value-type="float" office:value="129.542" table:style-name="ce1">
            <text:p>129.542</text:p>
          </table:table-cell>
          <table:table-cell office:value-type="float" office:value="65.222999999999999" table:style-name="ce1">
            <text:p>65.223</text:p>
          </table:table-cell>
          <table:table-cell office:value-type="string" table:style-name="ce4">
            <text:p>5-3</text:p>
          </table:table-cell>
          <table:table-cell office:value-type="string" table:style-name="ce4">
            <text:p>13A;A4;13C</text:p>
          </table:table-cell>
          <table:table-cell office:value-type="string" table:style-name="ce1">
            <text:p>03:00:01:8A:C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3C</text:p>
          </table:table-cell>
          <table:table-cell office:value-type="float" office:value="120.324" table:style-name="ce1">
            <text:p>120.324</text:p>
          </table:table-cell>
          <table:table-cell office:value-type="float" office:value="62.540999999999997" table:style-name="ce1">
            <text:p>62.541</text:p>
          </table:table-cell>
          <table:table-cell office:value-type="string" table:style-name="ce4">
            <text:p>U-4;5-8</text:p>
          </table:table-cell>
          <table:table-cell office:value-type="string" table:style-name="ce4">
            <text:p>13B;13D;141</text:p>
          </table:table-cell>
          <table:table-cell office:value-type="string" table:style-name="ce1">
            <text:p>03:00:03:4C:6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3D</text:p>
          </table:table-cell>
          <table:table-cell office:value-type="float" office:value="115.572" table:style-name="ce1">
            <text:p>115.572</text:p>
          </table:table-cell>
          <table:table-cell office:value-type="float" office:value="61.301000000000002" table:style-name="ce1">
            <text:p>61.301</text:p>
          </table:table-cell>
          <table:table-cell office:value-type="string" table:style-name="ce4">
            <text:p>4-9</text:p>
          </table:table-cell>
          <table:table-cell office:value-type="string" table:style-name="ce4">
            <text:p>13C;13E</text:p>
          </table:table-cell>
          <table:table-cell office:value-type="string" table:style-name="ce1">
            <text:p>03:00:02:0D:B3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3E</text:p>
          </table:table-cell>
          <table:table-cell office:value-type="float" office:value="96.674000000000007" table:style-name="ce1">
            <text:p>96.674</text:p>
          </table:table-cell>
          <table:table-cell office:value-type="float" office:value="61.12" table:style-name="ce1">
            <text:p>61.12</text:p>
          </table:table-cell>
          <table:table-cell office:value-type="string" table:style-name="ce4">
            <text:p>4-9</text:p>
          </table:table-cell>
          <table:table-cell office:value-type="string" table:style-name="ce4">
            <text:p>13D;13F</text:p>
          </table:table-cell>
          <table:table-cell office:value-type="string" table:style-name="ce1">
            <text:p>03:00:02:FE:3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3F</text:p>
          </table:table-cell>
          <table:table-cell office:value-type="float" office:value="84.905000000000001" table:style-name="ce1">
            <text:p>84.905</text:p>
          </table:table-cell>
          <table:table-cell office:value-type="float" office:value="61.23" table:style-name="ce1">
            <text:p>61.23</text:p>
          </table:table-cell>
          <table:table-cell office:value-type="string" table:style-name="ce4">
            <text:p>3-7</text:p>
          </table:table-cell>
          <table:table-cell office:value-type="string" table:style-name="ce4">
            <text:p>13E;140</text:p>
          </table:table-cell>
          <table:table-cell office:value-type="string" table:style-name="ce1">
            <text:p>03:00:00:93:4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74.655000000000001" table:formula="of:=[.B227]-10.25" table:style-name="ce1">
            <text:p>74.655</text:p>
          </table:table-cell>
          <table:table-cell office:value-type="float" office:value="61.23" table:formula="of:=[.C227]" table:style-name="ce1">
            <text:p>61.23</text:p>
          </table:table-cell>
          <table:table-cell office:value-type="string" table:style-name="ce4">
            <text:p>3-7</text:p>
          </table:table-cell>
          <table:table-cell office:value-type="string" table:style-name="ce4">
            <text:p>13F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float" office:value="108.67700000000001" table:style-name="ce1">
            <text:p>108.677</text:p>
          </table:table-cell>
          <table:table-cell office:value-type="float" office:value="59.768999999999998" table:style-name="ce1">
            <text:p>59.769</text:p>
          </table:table-cell>
          <table:table-cell office:value-type="string" table:style-name="ce4">
            <text:p>4-12</text:p>
          </table:table-cell>
          <table:table-cell office:value-type="string" table:style-name="ce4">
            <text:p>13C;142</text:p>
          </table:table-cell>
          <table:table-cell office:value-type="string" table:style-name="ce1">
            <text:p>03:00:02:54:0E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96.697000000000003" table:style-name="ce1">
            <text:p>96.697</text:p>
          </table:table-cell>
          <table:table-cell office:value-type="float" office:value="59.47" table:style-name="ce1">
            <text:p>59.47</text:p>
          </table:table-cell>
          <table:table-cell office:value-type="string" table:style-name="ce4">
            <text:p>4-12</text:p>
          </table:table-cell>
          <table:table-cell office:value-type="string" table:style-name="ce4">
            <text:p>141;143</text:p>
          </table:table-cell>
          <table:table-cell office:value-type="string" table:style-name="ce1">
            <text:p>03:00:01:CF:69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float" office:value="84.96" table:style-name="ce1">
            <text:p>84.96</text:p>
          </table:table-cell>
          <table:table-cell office:value-type="float" office:value="59.459000000000003" table:style-name="ce1">
            <text:p>59.459</text:p>
          </table:table-cell>
          <table:table-cell office:value-type="string" table:style-name="ce4">
            <text:p>3-5</text:p>
          </table:table-cell>
          <table:table-cell office:value-type="string" table:style-name="ce4">
            <text:p>142;144</text:p>
          </table:table-cell>
          <table:table-cell office:value-type="string" table:style-name="ce1">
            <text:p>03:00:02:DA:78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78.209999999999994" table:formula="of:=[.B231]-6.75" table:style-name="ce1">
            <text:p>78.21</text:p>
          </table:table-cell>
          <table:table-cell office:value-type="float" office:value="59.459000000000003" table:formula="of:=[.C231]" table:style-name="ce1">
            <text:p>59.459</text:p>
          </table:table-cell>
          <table:table-cell office:value-type="string" table:style-name="ce4">
            <text:p>3-5</text:p>
          </table:table-cell>
          <table:table-cell office:value-type="float" office:value="143" table:style-name="ce1">
            <text:p>143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81.811999999999998" table:style-name="ce1">
            <text:p>81.812</text:p>
          </table:table-cell>
          <table:table-cell office:value-type="float" office:value="54.594000000000001" table:style-name="ce1">
            <text:p>54.594</text:p>
          </table:table-cell>
          <table:table-cell office:value-type="string" table:style-name="ce4">
            <text:p>8-5</text:p>
          </table:table-cell>
          <table:table-cell office:value-type="string" table:style-name="ce4">
            <text:p>FD;133</text:p>
          </table:table-cell>
          <table:table-cell office:value-type="string" table:style-name="ce1">
            <text:p>03:00:01:8A:C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93.566999999999993" table:style-name="ce1">
            <text:p>93.567</text:p>
          </table:table-cell>
          <table:table-cell office:value-type="float" office:value="53.55" table:style-name="ce1">
            <text:p>53.55</text:p>
          </table:table-cell>
          <table:table-cell office:value-type="string" table:style-name="ce4">
            <text:p>2-6</text:p>
          </table:table-cell>
          <table:table-cell office:value-type="string" table:style-name="ce4">
            <text:p>132;134</text:p>
          </table:table-cell>
          <table:table-cell office:value-type="string" table:style-name="ce1">
            <text:p>03:00:01:C6:2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105.56699999999999" table:style-name="ce1">
            <text:p>105.567</text:p>
          </table:table-cell>
          <table:table-cell office:value-type="float" office:value="53.143999999999998" table:style-name="ce1">
            <text:p>53.144</text:p>
          </table:table-cell>
          <table:table-cell office:value-type="string" table:style-name="ce4">
            <text:p>2-8</text:p>
          </table:table-cell>
          <table:table-cell office:value-type="string" table:style-name="ce4">
            <text:p>133;135</text:p>
          </table:table-cell>
          <table:table-cell office:value-type="string" table:style-name="ce1">
            <text:p>03:00:02:03:0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117.494" table:style-name="ce1">
            <text:p>117.494</text:p>
          </table:table-cell>
          <table:table-cell office:value-type="float" office:value="53.097999999999999" table:style-name="ce1">
            <text:p>53.098</text:p>
          </table:table-cell>
          <table:table-cell office:value-type="string" table:style-name="ce4">
            <text:p>2-10</text:p>
          </table:table-cell>
          <table:table-cell office:value-type="string" table:style-name="ce4">
            <text:p>134;136</text:p>
          </table:table-cell>
          <table:table-cell office:value-type="string" table:style-name="ce1">
            <text:p>03:00:00:28:85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129.428" table:style-name="ce1">
            <text:p>129.428</text:p>
          </table:table-cell>
          <table:table-cell office:value-type="float" office:value="53.296999999999997" table:style-name="ce5">
            <text:p>53.297</text:p>
          </table:table-cell>
          <table:table-cell office:value-type="string" table:style-name="ce4">
            <text:p>2-10</text:p>
          </table:table-cell>
          <table:table-cell office:value-type="string" table:style-name="ce4">
            <text:p>135;109</text:p>
          </table:table-cell>
          <table:table-cell office:value-type="string" table:style-name="ce1">
            <text:p>03:00:01:BD:E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float" office:value="9.8465000000000007" table:style-name="ce1">
            <text:p>9.8465</text:p>
          </table:table-cell>
          <table:table-cell office:value-type="float" office:value="22.254799999999999" table:style-name="ce1">
            <text:p>22.2548</text:p>
          </table:table-cell>
          <table:table-cell office:value-type="string" table:style-name="ce4">
            <text:p>U-54;1-12</text:p>
          </table:table-cell>
          <table:table-cell office:value-type="string" table:style-name="ce4">
            <text:p>6F;173</text:p>
          </table:table-cell>
          <table:table-cell office:value-type="string" table:style-name="ce1">
            <text:p>2A:00:6D:3E:6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float" office:value="18.505299999999998" table:style-name="ce1">
            <text:p>18.5053</text:p>
          </table:table-cell>
          <table:table-cell office:value-type="float" office:value="14.0732" table:style-name="ce1">
            <text:p>14.0732</text:p>
          </table:table-cell>
          <table:table-cell office:value-type="string" table:style-name="ce4">
            <text:p>U-54;1-12</text:p>
          </table:table-cell>
          <table:table-cell office:value-type="string" table:style-name="ce4">
            <text:p>172;174</text:p>
          </table:table-cell>
          <table:table-cell office:value-type="string" table:style-name="ce1">
            <text:p>2A:00:6D:4A:A2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float" office:value="30.232500000000002" table:style-name="ce1">
            <text:p>30.2325</text:p>
          </table:table-cell>
          <table:table-cell office:value-type="float" office:value="12.1348" table:style-name="ce1">
            <text:p>12.1348</text:p>
          </table:table-cell>
          <table:table-cell office:value-type="string" table:style-name="ce4">
            <text:p>U-56;1-9</text:p>
          </table:table-cell>
          <table:table-cell office:value-type="string" table:style-name="ce4">
            <text:p>173;175</text:p>
          </table:table-cell>
          <table:table-cell office:value-type="string" table:style-name="ce1">
            <text:p>2A:00:6D:6B:C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float" office:value="39.732500000000002" table:formula="of:=[.B240]+9.5" table:style-name="ce1">
            <text:p>39.7325</text:p>
          </table:table-cell>
          <table:table-cell office:value-type="float" office:value="12.1348" table:formula="of:=[.C240]" table:style-name="ce1">
            <text:p>12.1348</text:p>
          </table:table-cell>
          <table:table-cell office:value-type="string" table:style-name="ce4">
            <text:p>U-56;1-9</text:p>
          </table:table-cell>
          <table:table-cell office:value-type="float" office:value="174" table:style-name="ce1">
            <text:p>174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float" office:value="208.66739999999999" table:style-name="ce1">
            <text:p>208.6674</text:p>
          </table:table-cell>
          <table:table-cell office:value-type="float" office:value="27.6891" table:style-name="ce1">
            <text:p>27.6891</text:p>
          </table:table-cell>
          <table:table-cell office:value-type="string" table:style-name="ce4">
            <text:p>U-16;7-5</text:p>
          </table:table-cell>
          <table:table-cell office:value-type="string" table:style-name="ce4">
            <text:p>30;177</text:p>
          </table:table-cell>
          <table:table-cell office:value-type="string" table:style-name="ce1">
            <text:p>2A:00:6D:2C:24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float" office:value="203.81219999999999" table:style-name="ce1">
            <text:p>203.8122</text:p>
          </table:table-cell>
          <table:table-cell office:value-type="float" office:value="17.154599999999999" table:style-name="ce1">
            <text:p>17.1546</text:p>
          </table:table-cell>
          <table:table-cell office:value-type="string" table:style-name="ce4">
            <text:p>U-14;8-5</text:p>
          </table:table-cell>
          <table:table-cell office:value-type="string" table:style-name="ce4">
            <text:p>176;178</text:p>
          </table:table-cell>
          <table:table-cell office:value-type="string" table:style-name="ce1">
            <text:p>2A:00:6D:7E:4D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float" office:value="193.67400000000001" table:style-name="ce1">
            <text:p>193.674</text:p>
          </table:table-cell>
          <table:table-cell office:value-type="float" office:value="11.079599999999999" table:style-name="ce1">
            <text:p>11.0796</text:p>
          </table:table-cell>
          <table:table-cell office:value-type="string" table:style-name="ce4">
            <text:p>U-14;8-5</text:p>
          </table:table-cell>
          <table:table-cell office:value-type="string" table:style-name="ce4">
            <text:p>177;179</text:p>
          </table:table-cell>
          <table:table-cell office:value-type="string" table:style-name="ce1">
            <text:p>03:00:00:8D:4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float" office:value="181.69990000000001" table:style-name="ce1">
            <text:p>181.6999</text:p>
          </table:table-cell>
          <table:table-cell office:value-type="float" office:value="11.061400000000001" table:style-name="ce1">
            <text:p>11.0614</text:p>
          </table:table-cell>
          <table:table-cell office:value-type="string" table:style-name="ce4">
            <text:p>U-11;8-8</text:p>
          </table:table-cell>
          <table:table-cell office:value-type="string" table:style-name="ce4">
            <text:p>178;17A</text:p>
          </table:table-cell>
          <table:table-cell office:value-type="string" table:style-name="ce1">
            <text:p>03:00:01:B3:86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7A</text:p>
          </table:table-cell>
          <table:table-cell office:value-type="float" office:value="176.19990000000001" table:formula="of:=[.B245]-5.5" table:style-name="ce1">
            <text:p>176.1999</text:p>
          </table:table-cell>
          <table:table-cell office:value-type="float" office:value="11.061400000000001" table:formula="of:=[.C245]" table:style-name="ce1">
            <text:p>11.0614</text:p>
          </table:table-cell>
          <table:table-cell office:value-type="string" table:style-name="ce4">
            <text:p>U-11;8-8</text:p>
          </table:table-cell>
          <table:table-cell office:value-type="float" office:value="179" table:style-name="ce1">
            <text:p>179</text:p>
          </table:table-cell>
          <table:table-cell table:style-name="ce1"/>
          <table:table-cell office:value-type="string" table:style-name="ce1">
            <text:p>Poin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C</text:p>
          </table:table-cell>
          <table:table-cell office:value-type="float" office:value="54.7136" table:style-name="ce1">
            <text:p>54.7136</text:p>
          </table:table-cell>
          <table:table-cell office:value-type="float" office:value="37.261499999999998" table:style-name="ce1">
            <text:p>37.2615</text:p>
          </table:table-cell>
          <table:table-cell office:value-type="string" table:style-name="ce4">
            <text:p>U-57;3-13</text:p>
          </table:table-cell>
          <table:table-cell office:value-type="string" table:style-name="ce4">
            <text:p>SW12;SW13</text:p>
          </table:table-cell>
          <table:table-cell office:value-type="string" table:style-name="ce1">
            <text:p>03:00:01:61:21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0F</text:p>
          </table:table-cell>
          <table:table-cell office:value-type="float" office:value="162.32300000000001" table:style-name="ce1">
            <text:p>162.323</text:p>
          </table:table-cell>
          <table:table-cell office:value-type="float" office:value="37.985799999999998" table:style-name="ce1">
            <text:p>37.9858</text:p>
          </table:table-cell>
          <table:table-cell office:value-type="string" table:style-name="ce4">
            <text:p>U-9;8-1</text:p>
          </table:table-cell>
          <table:table-cell office:value-type="string" table:style-name="ce4">
            <text:p>SW82;SW83</text:p>
          </table:table-cell>
          <table:table-cell office:value-type="string" table:style-name="ce1">
            <text:p>03:00:02:9D:DA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1</text:p>
          </table:table-cell>
          <table:table-cell office:value-type="float" office:value="69.116" table:style-name="ce1">
            <text:p>69.116</text:p>
          </table:table-cell>
          <table:table-cell office:value-type="float" office:value="88.443299999999994" table:style-name="ce1">
            <text:p>88.4433</text:p>
          </table:table-cell>
          <table:table-cell office:value-type="string" table:style-name="ce4">
            <text:p>U-34;4-4</text:p>
          </table:table-cell>
          <table:table-cell office:value-type="string" table:style-name="ce4">
            <text:p>SW23;SW22</text:p>
          </table:table-cell>
          <table:table-cell office:value-type="string" table:style-name="ce1">
            <text:p>03:00:03:C2:8B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D4</text:p>
          </table:table-cell>
          <table:table-cell office:value-type="float" office:value="151.3271" table:style-name="ce1">
            <text:p>151.3271</text:p>
          </table:table-cell>
          <table:table-cell office:value-type="float" office:value="88.793999999999997" table:style-name="ce1">
            <text:p>88.794</text:p>
          </table:table-cell>
          <table:table-cell office:value-type="string" table:style-name="ce4">
            <text:p>U-25;8-16</text:p>
          </table:table-cell>
          <table:table-cell office:value-type="string" table:style-name="ce4">
            <text:p>SW73;SW72</text:p>
          </table:table-cell>
          <table:table-cell office:value-type="string" table:style-name="ce1">
            <text:p>03:00:02:BD:30</text:p>
          </table:table-cell>
          <table:table-cell office:value-type="string" table:style-name="ce1">
            <text:p>RFID Tag</text:p>
          </table:table-cell>
          <table:table-cell table:number-columns-repeated="16377"/>
        </table:table-row>
        <table:table-row table:number-rows-repeated="10483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2" style:display-name="Heading1 2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color="#0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2" style:display-name="Result 2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2" style:display-name="Result2 2" style:family="table-cell" style:data-style-name="N36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729</meta:generator>
    <meta:initial-creator>Death</meta:initial-creator>
    <dc:creator>Death</dc:creator>
    <meta:creation-date>2016-04-22T23:46:59Z</meta:creation-date>
    <dc:date>2016-04-23T01:26:36Z</dc:date>
    <meta:editing-cycles>10</meta:editing-cycles>
    <meta:editing-duration>PT420S</meta:editing-duration>
    <meta:user-defined meta:name="WorkbookGuid">aaff3ff4-8355-4ae5-9d96-f9758044a40b</meta:user-defined>
  </office:meta>
</office:document-meta>
</file>